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family-generic="system" style:font-pitch="variable"/>
    <style:font-face style:name="Bitstream Vera Sans" svg:font-family="'Bitstream Vera Sans'" style:font-family-generic="swiss" style:font-pitch="variable"/>
    <style:font-face style:name="Chilanka" svg:font-family="Chilank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style:font-face style:name="Ubuntu Condensed" svg:font-family="'Ubuntu Condensed'" style:font-family-generic="system" style:font-pitch="variable"/>
  </office:font-face-decls>
  <office:automatic-styles>
    <style:style style:name="P1" style:family="paragraph" style:parent-style-name="Text_20_body">
      <style:paragraph-properties fo:margin-top="0cm" fo:margin-bottom="0cm" style:contextual-spacing="false" fo:line-height="100%" fo:text-align="justify" style:justify-single-word="false"/>
    </style:style>
    <style:style style:name="P2" style:family="paragraph" style:parent-style-name="Text_20_body">
      <style:paragraph-properties fo:margin-left="5.002cm" fo:margin-right="0cm" fo:margin-top="0cm" fo:margin-bottom="0cm" style:contextual-spacing="false" fo:line-height="100%" fo:text-align="justify" style:justify-single-word="false" fo:text-indent="1.251cm" style:auto-text-indent="false">
        <style:tab-stops/>
      </style:paragraph-properties>
    </style:style>
    <style:style style:name="P3" style:family="paragraph" style:parent-style-name="Text_20_body">
      <style:paragraph-properties fo:margin-left="0cm" fo:margin-right="0cm" fo:margin-top="0cm" fo:margin-bottom="0cm" style:contextual-spacing="false" fo:line-height="100%" fo:text-align="justify" style:justify-single-word="false" fo:text-indent="1.251cm" style:auto-text-indent="false"/>
    </style:style>
    <style:style style:name="P4" style:family="paragraph" style:parent-style-name="Text_20_body">
      <style:paragraph-properties fo:margin-top="0cm" fo:margin-bottom="0cm" style:contextual-spacing="false" fo:line-height="100%" fo:text-align="justify" style:justify-single-word="false"/>
      <style:text-properties officeooo:paragraph-rsid="00128ad5"/>
    </style:style>
    <style:style style:name="P5" style:family="paragraph" style:parent-style-name="Text_20_body">
      <style:paragraph-properties fo:margin-top="0cm" fo:margin-bottom="0cm" style:contextual-spacing="false" fo:line-height="100%" fo:text-align="justify" style:justify-single-word="false"/>
      <style:text-properties officeooo:paragraph-rsid="0014e394"/>
    </style:style>
    <style:style style:name="P6" style:family="paragraph" style:parent-style-name="Text_20_body">
      <style:paragraph-properties fo:margin-top="0cm" fo:margin-bottom="0cm" style:contextual-spacing="false" fo:line-height="100%" fo:text-align="justify" style:justify-single-word="false"/>
      <style:text-properties officeooo:paragraph-rsid="00161109"/>
    </style:style>
    <style:style style:name="P7" style:family="paragraph" style:parent-style-name="Text_20_body">
      <style:paragraph-properties fo:margin-top="0cm" fo:margin-bottom="0cm" style:contextual-spacing="false" fo:line-height="100%" fo:text-align="center" style:justify-single-word="false"/>
    </style:style>
    <style:style style:name="P8" style:family="paragraph" style:parent-style-name="Text_20_body">
      <style:paragraph-properties fo:margin-top="0cm" fo:margin-bottom="0cm" style:contextual-spacing="false" fo:line-height="100%" fo:text-align="justify" style:justify-single-word="false"/>
      <style:text-properties style:font-name="Bitstream Vera Sans" fo:font-size="11pt" style:text-underline-style="solid" style:text-underline-type="double" style:text-underline-width="auto" style:text-underline-color="font-color" style:text-underline-mode="continuous" style:text-overline-mode="continuous" style:text-line-through-mode="continuous" style:font-size-asian="11pt" style:language-asian="tr" style:country-asian="TR" style:font-name-complex="Tahoma" style:font-size-complex="11pt"/>
    </style:style>
    <style:style style:name="P9" style:family="paragraph" style:parent-style-name="Text_20_body">
      <style:paragraph-properties fo:margin-top="0cm" fo:margin-bottom="0cm" style:contextual-spacing="false" fo:line-height="100%" fo:text-align="justify" style:justify-single-word="false"/>
      <style:text-properties style:font-name="Bitstream Vera Sans" fo:font-size="11pt" fo:font-weight="bold" style:font-size-asian="11pt" style:font-weight-asian="bold" style:font-name-complex="Tahoma" style:font-size-complex="11pt" style:font-weight-complex="bold"/>
    </style:style>
    <style:style style:name="P10" style:family="paragraph" style:parent-style-name="Text_20_body">
      <style:paragraph-properties fo:margin-top="0cm" fo:margin-bottom="0cm" style:contextual-spacing="false" fo:line-height="150%" fo:text-align="justify" style:justify-single-word="false"/>
      <style:text-properties style:font-name="Bitstream Vera Sans" fo:font-size="11pt" fo:font-style="italic" style:text-underline-style="solid" style:text-underline-width="auto" style:text-underline-color="font-color" style:text-underline-mode="continuous" style:text-overline-mode="continuous" style:text-line-through-mode="continuous" style:font-size-asian="11pt" style:language-asian="tr" style:country-asian="TR" style:font-style-asian="italic" style:font-name-complex="Tahoma" style:font-size-complex="11pt"/>
    </style:style>
    <style:style style:name="P11" style:family="paragraph" style:parent-style-name="Text_20_body">
      <style:paragraph-properties fo:margin-left="0cm" fo:margin-right="0cm" fo:margin-top="0cm" fo:margin-bottom="0cm" style:contextual-spacing="false" fo:line-height="100%" fo:text-align="justify" style:justify-single-word="false" fo:text-indent="1.251cm" style:auto-text-indent="false"/>
      <style:text-properties style:font-name="Bitstream Vera Sans" fo:font-size="11pt" style:font-size-asian="11pt" style:language-asian="tr" style:country-asian="TR" style:font-name-complex="Tahoma" style:font-size-complex="11pt"/>
    </style:style>
    <style:style style:name="P12"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style:font-name="Bitstream Vera Sans" fo:font-size="11pt" officeooo:paragraph-rsid="001799e6" style:font-size-asian="11pt" style:language-asian="tr" style:country-asian="TR" style:font-name-complex="Tahoma" style:font-size-complex="11pt"/>
    </style:style>
    <style:style style:name="P13" style:family="paragraph" style:parent-style-name="Standard">
      <style:paragraph-properties style:line-height-at-least="0cm" fo:text-align="justify" style:justify-single-word="false"/>
      <style:text-properties style:font-name="Bitstream Vera Sans" fo:font-size="11pt" style:font-size-asian="11pt" style:language-asian="tr" style:country-asian="TR" style:font-name-complex="Abyssinica SIL" style:font-size-complex="11pt"/>
    </style:style>
    <style:style style:name="P14" style:family="paragraph" style:parent-style-name="Standard">
      <style:paragraph-properties fo:margin-left="0cm" fo:margin-right="0cm" style:line-height-at-least="0cm" fo:text-align="justify" style:justify-single-word="false" fo:text-indent="1.251cm" style:auto-text-indent="false"/>
      <style:text-properties style:font-name="Bitstream Vera Sans" fo:font-size="11pt" style:font-size-asian="11pt" style:language-asian="tr" style:country-asian="TR" style:font-name-complex="Times New Roman" style:font-size-complex="11pt"/>
    </style:style>
    <style:style style:name="P15" style:family="paragraph" style:parent-style-name="Standard">
      <style:paragraph-properties style:line-height-at-least="0cm" fo:text-align="justify" style:justify-single-word="false"/>
      <style:text-properties style:font-name="Bitstream Vera Sans" fo:font-size="11pt" style:font-size-asian="11pt" style:language-asian="tr" style:country-asian="TR" style:font-name-complex="Times New Roman" style:font-size-complex="11pt"/>
    </style:style>
    <style:style style:name="P16" style:family="paragraph" style:parent-style-name="Standard">
      <style:paragraph-properties fo:margin-left="1.27cm" fo:margin-right="0cm" style:line-height-at-least="0cm" fo:text-align="justify" style:justify-single-word="false" fo:text-indent="0cm" style:auto-text-indent="false">
        <style:tab-stops/>
      </style:paragraph-properties>
      <style:text-properties style:font-name="Bitstream Vera Sans" fo:font-size="11pt" style:font-size-asian="11pt" style:language-asian="tr" style:country-asian="TR" style:font-name-complex="Times New Roman" style:font-size-complex="11pt"/>
    </style:style>
    <style:style style:name="P17" style:family="paragraph" style:parent-style-name="Text_20_body">
      <style:paragraph-properties fo:margin-top="0cm" fo:margin-bottom="0cm" style:contextual-spacing="false" fo:line-height="100%" fo:text-align="center" style:justify-single-word="false"/>
      <style:text-properties style:font-name="Bitstream Vera Sans" fo:font-size="11pt" style:font-size-asian="11pt" style:font-name-complex="Tahoma" style:font-size-complex="11pt"/>
    </style:style>
    <style:style style:name="P18" style:family="paragraph" style:parent-style-name="Text_20_body">
      <style:paragraph-properties fo:margin-top="0cm" fo:margin-bottom="0cm" style:contextual-spacing="false" fo:line-height="100%" fo:text-align="justify" style:justify-single-word="false"/>
      <style:text-properties style:font-name="Bitstream Vera Sans" fo:font-size="11pt" style:font-size-asian="11pt" style:font-name-complex="Tahoma" style:font-size-complex="11pt"/>
    </style:style>
    <style:style style:name="P19" style:family="paragraph" style:parent-style-name="Standard">
      <style:paragraph-properties style:line-height-at-least="0cm" fo:text-align="justify" style:justify-single-word="false"/>
      <style:text-properties style:font-name="Bitstream Vera Sans" fo:font-size="11pt" style:font-size-asian="11pt" style:font-name-complex="Tahoma" style:font-size-complex="11pt"/>
    </style:style>
    <style:style style:name="P20" style:family="paragraph" style:parent-style-name="Standard">
      <style:paragraph-properties style:line-height-at-least="0cm" fo:text-align="justify" style:justify-single-word="false"/>
      <style:text-properties style:font-name="Bitstream Vera Sans" fo:font-size="11pt" style:text-underline-style="solid" style:text-underline-width="auto" style:text-underline-color="font-color" style:text-underline-mode="continuous" style:text-overline-mode="continuous" style:text-line-through-mode="continuous" style:font-size-asian="11pt" style:language-asian="tr" style:country-asian="TR" style:font-name-complex="Abyssinica SIL" style:font-size-complex="11pt"/>
    </style:style>
    <style:style style:name="P21" style:family="paragraph" style:parent-style-name="Text_20_body">
      <style:paragraph-properties fo:margin-top="0cm" fo:margin-bottom="0cm" style:contextual-spacing="false" fo:line-height="150%" fo:text-align="justify" style:justify-single-word="false"/>
    </style:style>
    <style:style style:name="P22" style:family="paragraph" style:parent-style-name="Standard">
      <style:paragraph-properties fo:margin-left="0cm" fo:margin-right="0cm" fo:line-height="150%" fo:text-align="justify" style:justify-single-word="false" fo:text-indent="1.251cm" style:auto-text-indent="false"/>
    </style:style>
    <style:style style:name="P23" style:family="paragraph" style:parent-style-name="Standard">
      <style:paragraph-properties style:line-height-at-least="0cm"/>
    </style:style>
    <style:style style:name="P24" style:family="paragraph" style:parent-style-name="Standard">
      <style:paragraph-properties fo:margin-left="6.253cm" fo:margin-right="0cm" style:line-height-at-least="0cm" fo:text-align="justify" style:justify-single-word="false" fo:text-indent="1.251cm" style:auto-text-indent="false">
        <style:tab-stops/>
      </style:paragraph-properties>
    </style:style>
    <style:style style:name="P25" style:family="paragraph" style:parent-style-name="Standard">
      <style:paragraph-properties fo:margin-left="1.251cm" fo:margin-right="0cm" style:line-height-at-least="0cm" fo:text-align="justify" style:justify-single-word="false" fo:text-indent="0cm" style:auto-text-indent="false">
        <style:tab-stops/>
      </style:paragraph-properties>
    </style:style>
    <style:style style:name="P26" style:family="paragraph" style:parent-style-name="Standard">
      <style:paragraph-properties style:line-height-at-least="0cm" fo:text-align="justify" style:justify-single-word="false"/>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fo:orphans="0" fo:widows="0"/>
    </style:style>
    <style:style style:name="P29" style:family="paragraph" style:parent-style-name="Standard">
      <style:paragraph-properties fo:margin-left="0cm" fo:margin-right="0cm" fo:text-align="justify" style:justify-single-word="false" fo:orphans="0" fo:widows="0" fo:text-indent="0cm" style:auto-text-indent="false"/>
      <style:text-properties officeooo:paragraph-rsid="00161109"/>
    </style:style>
    <style:style style:name="P30" style:family="paragraph" style:parent-style-name="Standard" style:list-style-name="L1">
      <style:paragraph-properties style:line-height-at-least="0cm" fo:text-align="justify" style:justify-single-word="false"/>
      <style:text-properties style:font-name="Bitstream Vera Sans" fo:font-size="11pt" style:text-underline-style="solid" style:text-underline-width="auto" style:text-underline-color="font-color" style:text-underline-mode="continuous" style:text-overline-mode="continuous" style:text-line-through-mode="continuous" style:font-size-asian="11pt" style:language-asian="tr" style:country-asian="TR" style:font-name-complex="Times New Roman" style:font-size-complex="11pt"/>
    </style:style>
    <style:style style:name="P31" style:family="paragraph" style:parent-style-name="Standard" style:list-style-name="L2">
      <style:paragraph-properties style:line-height-at-least="0cm" fo:text-align="justify" style:justify-single-word="false"/>
      <style:text-properties style:font-name="Bitstream Vera Sans" fo:font-size="11pt" style:font-size-asian="11pt" style:language-asian="tr" style:country-asian="TR" style:font-name-complex="Times New Roman" style:font-size-complex="11pt"/>
    </style:style>
    <style:style style:name="P32" style:family="paragraph" style:parent-style-name="Standard" style:list-style-name="L1">
      <style:paragraph-properties style:line-height-at-least="0cm" fo:text-align="justify" style:justify-single-word="false"/>
      <style:text-properties style:font-name="Bitstream Vera Sans" fo:font-size="11pt" style:font-size-asian="11pt" style:language-asian="tr" style:country-asian="TR" style:font-name-complex="Times New Roman" style:font-size-complex="11pt"/>
    </style:style>
    <style:style style:name="P33" style:family="paragraph" style:parent-style-name="Standard" style:list-style-name="L1">
      <style:paragraph-properties style:line-height-at-least="0cm" fo:text-align="justify" style:justify-single-word="false"/>
      <style:text-properties style:font-name="Bitstream Vera Sans" fo:font-size="11pt" officeooo:paragraph-rsid="0018e013" style:font-size-asian="11pt" style:language-asian="tr" style:country-asian="TR" style:font-name-complex="Times New Roman" style:font-size-complex="11pt"/>
    </style:style>
    <style:style style:name="P34" style:family="paragraph" style:parent-style-name="Standard" style:list-style-name="L2">
      <style:paragraph-properties style:line-height-at-least="0cm" fo:text-align="justify" style:justify-single-word="false"/>
    </style:style>
    <style:style style:name="P35" style:family="paragraph" style:parent-style-name="Standard">
      <style:paragraph-properties fo:text-align="justify" style:justify-single-word="false" fo:orphans="0" fo:widows="0"/>
    </style:style>
    <style:style style:name="P36" style:family="paragraph" style:parent-style-name="Text_20_body">
      <style:paragraph-properties fo:margin-top="0cm" fo:margin-bottom="0cm" style:contextual-spacing="false" fo:line-height="100%" fo:text-align="justify" style:justify-single-word="false"/>
      <style:text-properties officeooo:paragraph-rsid="001a41f8"/>
    </style:style>
    <style:style style:name="P37" style:family="paragraph" style:parent-style-name="Text_20_body">
      <style:paragraph-properties fo:margin-top="0cm" fo:margin-bottom="0cm" style:contextual-spacing="false" fo:line-height="100%" fo:text-align="justify" style:justify-single-word="false"/>
      <style:text-properties officeooo:paragraph-rsid="001c1f84"/>
    </style:style>
    <style:style style:name="P38" style:family="paragraph" style:parent-style-name="Text_20_body">
      <style:paragraph-properties fo:margin-top="0cm" fo:margin-bottom="0cm" style:contextual-spacing="false" fo:line-height="100%" fo:text-align="justify" style:justify-single-word="false"/>
      <style:text-properties officeooo:paragraph-rsid="001fa120"/>
    </style:style>
    <style:style style:name="P39" style:family="paragraph" style:parent-style-name="Text_20_body" style:master-page-name="MP0">
      <style:paragraph-properties fo:margin-top="0cm" fo:margin-bottom="0cm" style:contextual-spacing="false" fo:line-height="100%" fo:text-align="center" style:justify-single-word="false" style:page-number="auto" fo:break-before="page"/>
      <style:text-properties style:font-name="Bitstream Vera Sans" fo:font-size="11pt" fo:font-weight="bold" style:font-size-asian="11pt" style:font-weight-asian="bold" style:font-name-complex="Tahoma" style:font-size-complex="11pt" style:font-weight-complex="bold"/>
    </style:style>
    <style:style style:name="T1" style:family="text">
      <style:text-properties style:font-name="Chilanka" style:language-asian="tr" style:country-asian="TR" style:font-name-complex="Times New Roman"/>
    </style:style>
    <style:style style:name="T2" style:family="text">
      <style:text-properties style:font-name="Bitstream Vera Sans" fo:font-size="11pt" style:font-size-asian="11pt" style:font-name-complex="Tahoma" style:font-size-complex="11pt"/>
    </style:style>
    <style:style style:name="T3" style:family="text">
      <style:text-properties style:font-name="Bitstream Vera Sans" fo:font-size="11pt" officeooo:rsid="0011bb4f" style:font-size-asian="11pt" style:font-name-complex="Tahoma" style:font-size-complex="11pt"/>
    </style:style>
    <style:style style:name="T4" style:family="text">
      <style:text-properties style:font-name="Bitstream Vera Sans" fo:font-size="11pt" officeooo:rsid="00128ad5" style:font-size-asian="11pt" style:font-name-complex="Tahoma" style:font-size-complex="11pt"/>
    </style:style>
    <style:style style:name="T5" style:family="text">
      <style:text-properties style:font-name="Bitstream Vera Sans" fo:font-size="11pt" officeooo:rsid="00138b36" style:font-size-asian="11pt" style:font-name-complex="Tahoma" style:font-size-complex="11pt"/>
    </style:style>
    <style:style style:name="T6" style:family="text">
      <style:text-properties style:font-name="Bitstream Vera Sans" fo:font-size="11pt" officeooo:rsid="00141cf0" style:font-size-asian="11pt" style:font-name-complex="Tahoma" style:font-size-complex="11pt"/>
    </style:style>
    <style:style style:name="T7" style:family="text">
      <style:text-properties style:font-name="Bitstream Vera Sans" fo:font-size="11pt" officeooo:rsid="0014e394" style:font-size-asian="11pt" style:font-name-complex="Tahoma" style:font-size-complex="11pt"/>
    </style:style>
    <style:style style:name="T8" style:family="text">
      <style:text-properties style:font-name="Bitstream Vera Sans" fo:font-size="11pt" officeooo:rsid="00161109" style:font-size-asian="11pt" style:font-name-complex="Tahoma" style:font-size-complex="11pt"/>
    </style:style>
    <style:style style:name="T9" style:family="text">
      <style:text-properties style:font-name="Bitstream Vera Sans" fo:font-size="11pt" officeooo:rsid="0016cb3f" style:font-size-asian="11pt" style:font-name-complex="Tahoma" style:font-size-complex="11pt"/>
    </style:style>
    <style:style style:name="T10" style:family="text">
      <style:text-properties style:font-name="Bitstream Vera Sans" fo:font-size="11pt" officeooo:rsid="001a41f8" style:font-size-asian="11pt" style:font-name-complex="Tahoma" style:font-size-complex="11pt"/>
    </style:style>
    <style:style style:name="T11" style:family="text">
      <style:text-properties style:font-name="Bitstream Vera Sans" fo:font-size="11pt" officeooo:rsid="001c1f84" style:font-size-asian="11pt" style:font-name-complex="Tahoma" style:font-size-complex="11pt"/>
    </style:style>
    <style:style style:name="T12" style:family="text">
      <style:text-properties style:font-name="Bitstream Vera Sans" fo:font-size="11pt" officeooo:rsid="001e0b9b" style:font-size-asian="11pt" style:font-name-complex="Tahoma" style:font-size-complex="11pt"/>
    </style:style>
    <style:style style:name="T13" style:family="text">
      <style:text-properties style:font-name="Bitstream Vera Sans" fo:font-size="11pt" officeooo:rsid="001fa120" style:font-size-asian="11pt" style:font-name-complex="Tahoma" style:font-size-complex="11pt"/>
    </style:style>
    <style:style style:name="T14" style:family="text">
      <style:text-properties style:font-name="Bitstream Vera Sans" fo:font-size="11pt" style:font-size-asian="11pt" style:language-asian="tr" style:country-asian="TR" style:font-name-complex="Tahoma" style:font-size-complex="11pt"/>
    </style:style>
    <style:style style:name="T15" style:family="text">
      <style:text-properties style:font-name="Bitstream Vera Sans" fo:font-size="11pt" style:font-size-asian="11pt" style:language-asian="tr" style:country-asian="TR" style:font-name-complex="Tahoma" style:font-size-complex="11pt" style:font-style-complex="italic"/>
    </style:style>
    <style:style style:name="T16" style:family="text">
      <style:text-properties style:font-name="Bitstream Vera Sans" fo:font-size="11pt" officeooo:rsid="00138b36" style:font-size-asian="11pt" style:language-asian="tr" style:country-asian="TR" style:font-name-complex="Tahoma" style:font-size-complex="11pt"/>
    </style:style>
    <style:style style:name="T17" style:family="text">
      <style:text-properties style:font-name="Bitstream Vera Sans" fo:font-size="11pt" officeooo:rsid="0014e394" style:font-size-asian="11pt" style:language-asian="tr" style:country-asian="TR" style:font-name-complex="Tahoma" style:font-size-complex="11pt"/>
    </style:style>
    <style:style style:name="T18" style:family="text">
      <style:text-properties style:font-name="Bitstream Vera Sans" fo:font-size="11pt" officeooo:rsid="00161109" style:font-size-asian="11pt" style:language-asian="tr" style:country-asian="TR" style:font-name-complex="Tahoma" style:font-size-complex="11pt"/>
    </style:style>
    <style:style style:name="T19" style:family="text">
      <style:text-properties style:font-name="Bitstream Vera Sans" fo:font-size="11pt" officeooo:rsid="0016cb3f" style:font-size-asian="11pt" style:language-asian="tr" style:country-asian="TR" style:font-name-complex="Tahoma" style:font-size-complex="11pt"/>
    </style:style>
    <style:style style:name="T20" style:family="text">
      <style:text-properties style:font-name="Bitstream Vera Sans" fo:font-size="11pt" officeooo:rsid="001799e6" style:font-size-asian="11pt" style:language-asian="tr" style:country-asian="TR" style:font-name-complex="Tahoma" style:font-size-complex="11pt"/>
    </style:style>
    <style:style style:name="T21" style:family="text">
      <style:text-properties style:font-name="Bitstream Vera Sans" fo:font-size="11pt" officeooo:rsid="0018e013" style:font-size-asian="11pt" style:language-asian="tr" style:country-asian="TR" style:font-name-complex="Tahoma" style:font-size-complex="11pt"/>
    </style:style>
    <style:style style:name="T22" style:family="text">
      <style:text-properties style:font-name="Bitstream Vera Sans" fo:font-size="11pt" officeooo:rsid="001c1f84" style:font-size-asian="11pt" style:language-asian="tr" style:country-asian="TR" style:font-name-complex="Tahoma" style:font-size-complex="11pt"/>
    </style:style>
    <style:style style:name="T23" style:family="text">
      <style:text-properties style:font-name="Bitstream Vera Sans" fo:font-size="11pt" officeooo:rsid="001e0b9b" style:font-size-asian="11pt" style:language-asian="tr" style:country-asian="TR" style:font-name-complex="Tahoma" style:font-size-complex="11pt"/>
    </style:style>
    <style:style style:name="T24" style:family="text">
      <style:text-properties style:font-name="Bitstream Vera Sans" fo:font-size="11pt" officeooo:rsid="001fa120" style:font-size-asian="11pt" style:language-asian="tr" style:country-asian="TR" style:font-name-complex="Tahoma" style:font-size-complex="11pt"/>
    </style:style>
    <style:style style:name="T25" style:family="text">
      <style:text-properties style:font-name="Bitstream Vera Sans" fo:font-size="11pt" style:font-size-asian="11pt" style:language-asian="tr" style:country-asian="TR" style:font-name-complex="Times New Roman" style:font-size-complex="11pt"/>
    </style:style>
    <style:style style:name="T26" style:family="text">
      <style:text-properties style:font-name="Bitstream Vera Sans" fo:font-size="11pt" style:font-size-asian="11pt" style:language-asian="tr" style:country-asian="TR" style:font-name-complex="Abyssinica SIL" style:font-size-complex="11pt"/>
    </style:style>
    <style:style style:name="T27" style:family="text">
      <style:text-properties style:font-name="Bitstream Vera Sans" fo:font-size="11pt" fo:font-style="italic" style:text-underline-style="solid" style:text-underline-width="auto" style:text-underline-color="font-color" style:text-underline-mode="continuous" style:text-overline-mode="continuous" style:text-line-through-mode="continuous" style:font-size-asian="11pt" style:language-asian="tr" style:country-asian="TR" style:font-style-asian="italic" style:font-name-complex="Tahoma" style:font-size-complex="11pt"/>
    </style:style>
    <style:style style:name="T28" style:family="text">
      <style:text-properties style:font-name="Bitstream Vera Sans" fo:font-size="11pt" fo:font-style="italic" style:text-underline-style="solid" style:text-underline-width="auto" style:text-underline-color="font-color" style:text-underline-mode="continuous" style:text-overline-mode="continuous" style:text-line-through-mode="continuous" style:font-size-asian="11pt" style:language-asian="tr" style:country-asian="TR" style:font-style-asian="italic" style:font-name-complex="Tahoma" style:font-size-complex="11pt" style:font-style-complex="italic"/>
    </style:style>
    <style:style style:name="T29" style:family="text">
      <style:text-properties style:font-name="Bitstream Vera Sans" fo:font-size="11pt" fo:font-style="italic" style:text-underline-style="solid" style:text-underline-width="auto" style:text-underline-color="font-color" officeooo:rsid="0016cb3f" style:text-underline-mode="continuous" style:text-overline-mode="continuous" style:text-line-through-mode="continuous" style:font-size-asian="11pt" style:language-asian="tr" style:country-asian="TR" style:font-style-asian="italic" style:font-name-complex="Tahoma" style:font-size-complex="11pt" style:font-style-complex="italic"/>
    </style:style>
    <style:style style:name="T30" style:family="text">
      <style:text-properties style:font-name="Bitstream Vera Sans" fo:font-size="11pt" fo:font-style="italic" style:text-underline-style="solid" style:text-underline-width="auto" style:text-underline-color="font-color" officeooo:rsid="001a41f8" style:text-underline-mode="continuous" style:text-overline-mode="continuous" style:text-line-through-mode="continuous" style:font-size-asian="11pt" style:language-asian="tr" style:country-asian="TR" style:font-style-asian="italic" style:font-name-complex="Tahoma" style:font-size-complex="11pt" style:font-style-complex="italic"/>
    </style:style>
    <style:style style:name="T31" style:family="text">
      <style:text-properties style:font-name="Bitstream Vera Sans" fo:font-size="11pt" fo:font-style="italic" style:text-underline-style="solid" style:text-underline-width="auto" style:text-underline-color="font-color" style:text-underline-mode="continuous" style:text-overline-mode="continuous" style:text-line-through-mode="continuous" style:font-size-asian="11pt" style:font-style-asian="italic" style:font-name-complex="Tahoma" style:font-size-complex="11pt"/>
    </style:style>
    <style:style style:name="T32" style:family="text">
      <style:text-properties style:font-name="Bitstream Vera Sans" fo:font-size="11pt" fo:font-style="italic" style:text-underline-style="solid" style:text-underline-width="auto" style:text-underline-color="font-color" style:text-underline-mode="continuous" style:text-overline-mode="continuous" style:text-line-through-mode="continuous" style:font-size-asian="11pt" style:font-style-asian="italic" style:font-name-complex="Tahoma" style:font-size-complex="11pt" style:font-style-complex="italic"/>
    </style:style>
    <style:style style:name="T33" style:family="text">
      <style:text-properties style:font-name="Bitstream Vera Sans" fo:font-size="11pt" fo:font-style="italic" style:text-underline-style="solid" style:text-underline-width="auto" style:text-underline-color="font-color" fo:font-weight="bold" style:text-underline-mode="continuous" style:text-overline-mode="continuous" style:text-line-through-mode="continuous" style:font-size-asian="11pt" style:language-asian="tr" style:country-asian="TR" style:font-style-asian="italic" style:font-weight-asian="bold" style:font-name-complex="Tahoma" style:font-size-complex="11pt" style:font-style-complex="italic" style:font-weight-complex="bold"/>
    </style:style>
    <style:style style:name="T34" style:family="text">
      <style:text-properties style:font-name="Bitstream Vera Sans" fo:font-size="11pt" fo:font-style="italic" style:font-size-asian="11pt" style:font-style-asian="italic" style:font-name-complex="Tahoma" style:font-size-complex="11pt" style:font-style-complex="italic"/>
    </style:style>
    <style:style style:name="T35" style:family="text">
      <style:text-properties style:font-name="Bitstream Vera Sans" fo:font-size="11pt" fo:font-style="italic" style:font-size-asian="11pt" style:language-asian="tr" style:country-asian="TR" style:font-style-asian="italic" style:font-name-complex="Tahoma" style:font-size-complex="11pt" style:font-style-complex="italic"/>
    </style:style>
    <style:style style:name="T36" style:family="text">
      <style:text-properties style:font-name="Bitstream Vera Sans" fo:font-size="11pt" fo:font-weight="bold" style:font-size-asian="11pt" style:language-asian="tr" style:country-asian="TR" style:font-weight-asian="bold" style:font-name-complex="Tahoma" style:font-size-complex="11pt" style:font-weight-complex="bold"/>
    </style:style>
    <style:style style:name="T37" style:family="text">
      <style:text-properties style:font-name="Bitstream Vera Sans" fo:font-size="11pt" fo:font-weight="bold" officeooo:rsid="00128ad5" style:font-size-asian="11pt" style:language-asian="tr" style:country-asian="TR" style:font-weight-asian="bold" style:font-name-complex="Tahoma" style:font-size-complex="11pt" style:font-weight-complex="bold"/>
    </style:style>
    <style:style style:name="T38" style:family="text">
      <style:text-properties style:font-name="Bitstream Vera Sans" fo:font-size="11pt" fo:font-weight="bold" officeooo:rsid="00138b36" style:font-size-asian="11pt" style:language-asian="tr" style:country-asian="TR" style:font-weight-asian="bold" style:font-name-complex="Tahoma" style:font-size-complex="11pt" style:font-weight-complex="bold"/>
    </style:style>
    <style:style style:name="T39" style:family="text">
      <style:text-properties style:font-name="Bitstream Vera Sans" fo:font-size="11pt" fo:font-weight="bold" style:font-size-asian="11pt" style:font-weight-asian="bold" style:font-name-complex="Tahoma" style:font-size-complex="11pt"/>
    </style:style>
    <style:style style:name="T40" style:family="text">
      <style:text-properties style:font-name="Bitstream Vera Sans" fo:font-size="11pt" fo:font-weight="bold" style:font-size-asian="11pt" style:font-weight-asian="bold" style:font-name-complex="Tahoma" style:font-size-complex="11pt" style:font-weight-complex="bold"/>
    </style:style>
    <style:style style:name="T41" style:family="text">
      <style:text-properties style:font-name="Bitstream Vera Sans" fo:font-size="11pt" fo:font-weight="bold" officeooo:rsid="00128ad5" style:font-size-asian="11pt" style:font-weight-asian="bold" style:font-name-complex="Tahoma" style:font-size-complex="11pt" style:font-weight-complex="bold"/>
    </style:style>
    <style:style style:name="T42" style:family="text">
      <style:text-properties style:font-name="Bitstream Vera Sans" fo:font-size="11pt" fo:font-weight="bold" officeooo:rsid="00161109" style:font-size-asian="11pt" style:font-weight-asian="bold" style:font-name-complex="Tahoma" style:font-size-complex="11pt" style:font-weight-complex="bold"/>
    </style:style>
    <style:style style:name="T43" style:family="text">
      <style:text-properties style:font-name="Bitstream Vera Sans" fo:font-size="11pt" fo:font-weight="bold" officeooo:rsid="0016cb3f" style:font-size-asian="11pt" style:font-weight-asian="bold" style:font-name-complex="Tahoma" style:font-size-complex="11pt" style:font-weight-complex="bold"/>
    </style:style>
    <style:style style:name="T44" style:family="text">
      <style:text-properties style:font-name="Bitstream Vera Sans" fo:font-size="11pt" fo:font-weight="bold" officeooo:rsid="001c1f84" style:font-size-asian="11pt" style:font-weight-asian="bold" style:font-name-complex="Tahoma" style:font-size-complex="11pt" style:font-weight-complex="bold"/>
    </style:style>
    <style:style style:name="T45" style:family="text">
      <style:text-properties style:font-name="Bitstream Vera Sans" fo:font-size="11pt" fo:font-weight="bold" officeooo:rsid="00141cf0" style:font-size-asian="11pt" style:font-weight-asian="bold" style:font-name-complex="Tahoma" style:font-size-complex="11pt" style:font-weight-complex="bold"/>
    </style:style>
    <style:style style:name="T46" style:family="text">
      <style:text-properties style:font-name="Bitstream Vera Sans" fo:font-size="11pt" style:text-underline-style="solid" style:text-underline-width="auto" style:text-underline-color="font-color" style:text-underline-mode="continuous" style:text-overline-mode="continuous" style:text-line-through-mode="continuous" style:font-size-asian="11pt" style:language-asian="tr" style:country-asian="TR" style:font-name-complex="Tahoma" style:font-size-complex="11pt"/>
    </style:style>
    <style:style style:name="T47" style:family="text">
      <style:text-properties style:font-name="Bitstream Vera Sans" fo:font-size="11pt" fo:font-weight="normal" style:font-size-asian="11pt" style:font-weight-asian="normal" style:font-name-complex="Tahoma" style:font-size-complex="11pt" style:font-weight-complex="normal"/>
    </style:style>
    <style:style style:name="T48" style:family="text">
      <style:text-properties style:font-name="Bitstream Vera Sans" fo:font-size="11pt" fo:font-weight="normal" officeooo:rsid="0011bb4f" style:font-size-asian="11pt" style:font-weight-asian="normal" style:font-name-complex="Tahoma" style:font-size-complex="11pt" style:font-weight-complex="normal"/>
    </style:style>
    <style:style style:name="T49" style:family="text">
      <style:text-properties style:font-name="Bitstream Vera Sans" fo:font-size="11pt" fo:font-weight="normal" officeooo:rsid="00128ad5" style:font-size-asian="11pt" style:font-weight-asian="normal" style:font-name-complex="Tahoma" style:font-size-complex="11pt" style:font-weight-complex="normal"/>
    </style:style>
    <style:style style:name="T50" style:family="text">
      <style:text-properties style:font-name="Bitstream Vera Sans" fo:font-size="11pt" fo:font-weight="normal" officeooo:rsid="0014e394" style:font-size-asian="11pt" style:font-weight-asian="normal" style:font-name-complex="Tahoma" style:font-size-complex="11pt" style:font-weight-complex="normal"/>
    </style:style>
    <style:style style:name="T51" style:family="text">
      <style:text-properties style:font-name="Bitstream Vera Sans" fo:font-size="11pt" fo:font-weight="normal" officeooo:rsid="00161109" style:font-size-asian="11pt" style:font-weight-asian="normal" style:font-name-complex="Tahoma" style:font-size-complex="11pt" style:font-weight-complex="normal"/>
    </style:style>
    <style:style style:name="T52" style:family="text">
      <style:text-properties style:font-name="Bitstream Vera Sans" fo:font-size="11pt" fo:font-weight="normal" officeooo:rsid="0016cb3f" style:font-size-asian="11pt" style:font-weight-asian="normal" style:font-name-complex="Tahoma" style:font-size-complex="11pt" style:font-weight-complex="normal"/>
    </style:style>
    <style:style style:name="T53" style:family="text">
      <style:text-properties style:font-name="Bitstream Vera Sans" fo:font-size="11pt" fo:font-weight="normal" officeooo:rsid="001799e6" style:font-size-asian="11pt" style:font-weight-asian="normal" style:font-name-complex="Tahoma" style:font-size-complex="11pt" style:font-weight-complex="normal"/>
    </style:style>
    <style:style style:name="T54" style:family="text">
      <style:text-properties style:font-name="Bitstream Vera Sans" fo:font-size="11pt" fo:font-weight="normal" officeooo:rsid="001a41f8" style:font-size-asian="11pt" style:font-weight-asian="normal" style:font-name-complex="Tahoma" style:font-size-complex="11pt" style:font-weight-complex="normal"/>
    </style:style>
    <style:style style:name="T55" style:family="text">
      <style:text-properties style:font-name="Bitstream Vera Sans" fo:font-size="11pt" fo:font-weight="normal" officeooo:rsid="001c1f84" style:font-size-asian="11pt" style:font-weight-asian="normal" style:font-name-complex="Tahoma" style:font-size-complex="11pt" style:font-weight-complex="normal"/>
    </style:style>
    <style:style style:name="T56" style:family="text">
      <style:text-properties style:font-name="Bitstream Vera Sans" fo:font-size="11pt" fo:font-weight="normal" officeooo:rsid="001fa120" style:font-size-asian="11pt" style:font-weight-asian="normal" style:font-name-complex="Tahoma" style:font-size-complex="11pt" style:font-weight-complex="normal"/>
    </style:style>
    <style:style style:name="T57" style:family="text">
      <style:text-properties style:font-name="Bitstream Vera Sans" fo:font-size="11pt" fo:font-weight="normal" officeooo:rsid="0020c3fe" style:font-size-asian="11pt" style:font-weight-asian="normal" style:font-name-complex="Tahoma" style:font-size-complex="11pt" style:font-weight-complex="normal"/>
    </style:style>
    <style:style style:name="T58" style:family="text">
      <style:text-properties style:font-name="Bitstream Vera Sans" fo:font-size="11pt" fo:font-weight="normal" style:font-size-asian="11pt" style:language-asian="tr" style:country-asian="TR" style:font-weight-asian="normal" style:font-name-complex="Tahoma" style:font-size-complex="11pt" style:font-weight-complex="normal"/>
    </style:style>
    <style:style style:name="T59" style:family="text">
      <style:text-properties style:font-name="Bitstream Vera Sans" fo:font-size="11pt" fo:font-weight="normal" officeooo:rsid="00138b36" style:font-size-asian="11pt" style:language-asian="tr" style:country-asian="TR" style:font-weight-asian="normal" style:font-name-complex="Tahoma" style:font-size-complex="11pt" style:font-weight-complex="normal"/>
    </style:style>
    <style:style style:name="T60" style:family="text">
      <style:text-properties style:font-name="Bitstream Vera Sans" fo:font-size="11pt" fo:font-weight="normal" officeooo:rsid="00141cf0" style:font-size-asian="11pt" style:language-asian="tr" style:country-asian="TR" style:font-weight-asian="normal" style:font-name-complex="Tahoma" style:font-size-complex="11pt" style:font-weight-complex="normal"/>
    </style:style>
    <style:style style:name="T61" style:family="text">
      <style:text-properties style:font-name="Bitstream Vera Sans" fo:font-size="11pt" fo:font-weight="normal" officeooo:rsid="001fa120" style:font-size-asian="11pt" style:language-asian="tr" style:country-asian="TR" style:font-weight-asian="normal" style:font-name-complex="Tahoma" style:font-size-complex="11pt" style:font-weight-complex="normal"/>
    </style:style>
    <style:style style:name="T62" style:family="text">
      <style:text-properties style:font-name="Bitstream Vera Sans" fo:font-size="11pt" style:text-underline-style="solid" style:text-underline-width="bold" style:text-underline-color="font-color" style:text-underline-mode="continuous" style:text-overline-mode="continuous" style:text-line-through-mode="continuous" style:font-size-asian="11pt" style:language-asian="tr" style:country-asian="TR" style:font-name-complex="Times New Roman" style:font-size-complex="11pt"/>
    </style:style>
    <style:style style:name="T63" style:family="text">
      <style:text-properties style:font-name="Bitstream Vera Sans" fo:font-size="11pt" style:text-underline-style="solid" style:text-underline-width="bold" style:text-underline-color="font-color" style:text-underline-mode="continuous" style:text-overline-mode="continuous" style:text-line-through-mode="continuous" style:font-size-asian="11pt" style:font-name-complex="Tahoma" style:font-size-complex="11pt"/>
    </style:style>
    <style:style style:name="T64" style:family="text">
      <style:text-properties style:font-name="Ubuntu Condensed" fo:font-weight="bold" style:language-asian="tr" style:country-asian="TR" style:font-weight-asian="bold" style:font-name-complex="Times New Roman" style:font-weight-complex="bold"/>
    </style:style>
    <style:style style:name="T65" style:family="text">
      <style:text-properties style:font-name="Ubuntu Condensed" style:language-asian="tr" style:country-asian="TR" style:font-name-complex="Times New Roman"/>
    </style:style>
    <style:style style:name="T66" style:family="text">
      <style:text-properties style:text-position="super 64%" style:font-name="Bitstream Vera Sans" fo:font-size="11pt" style:font-size-asian="11pt" style:font-name-complex="Tahoma" style:font-size-complex="11pt"/>
    </style:style>
    <style:style style:name="T67" style:family="text">
      <style:text-properties style:text-position="super 64%" style:font-name="Bitstream Vera Sans" fo:font-size="11pt" style:font-size-asian="11pt" style:language-asian="tr" style:country-asian="TR" style:font-name-complex="Tahoma" style:font-size-complex="11pt"/>
    </style:style>
    <style:style style:name="T68" style:family="text">
      <style:text-properties style:text-position="super 64%" style:font-name="Bitstream Vera Sans" fo:font-size="11pt" fo:font-weight="normal" style:font-size-asian="11pt" style:font-weight-asian="normal" style:font-name-complex="Tahoma" style:font-size-complex="11pt" style:font-weight-complex="normal"/>
    </style:style>
    <style:style style:name="T69" style:family="text">
      <style:text-properties style:text-position="super 64%" style:font-name="Bitstream Vera Sans" fo:font-size="11pt" fo:font-weight="normal" style:font-size-asian="11pt" style:language-asian="tr" style:country-asian="TR" style:font-weight-asian="normal" style:font-name-complex="Tahoma" style:font-size-complex="11pt" style:font-weight-complex="normal"/>
    </style:style>
    <style:style style:name="T70" style:family="text">
      <style:text-properties fo:font-weight="normal" style:font-weight-asian="normal" style:font-name-complex="Times New Roman" style:font-weight-complex="normal"/>
    </style:style>
    <style:style style:name="T71" style:family="text">
      <style:text-properties fo:font-weight="bold" officeooo:rsid="001799e6" style:font-weight-asian="bold" style:font-weight-complex="bold"/>
    </style:style>
    <style:style style:name="T72" style:family="text">
      <style:text-properties style:font-name-complex="Times New Roman"/>
    </style:style>
    <style:style style:name="T73" style:family="text">
      <style:text-properties officeooo:rsid="0018e013"/>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79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26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6.96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7.6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BELİRLİ SÜRELİ ADİ KİRA SÖZLEŞMESİ</text:p>
      <text:p text:style-name="P10"/>
      <text:p text:style-name="P21"><text:span text:style-name="Varsayılan_20_Paragraf_20_Yazı_20_Tipi"><text:span text:style-name="T27">Sözleşme Düzenleme </text:span></text:span><text:span text:style-name="Varsayılan_20_Paragraf_20_Yazı_20_Tipi"><text:span text:style-name="T28">Tarihi–No<text:tab/><text:tab/><text:tab/>:</text:span></text:span><text:span text:style-name="Varsayılan_20_Paragraf_20_Yazı_20_Tipi"><text:span text:style-name="T14"> </text:span></text:span><text:span text:style-name="Varsayılan_20_Paragraf_20_Yazı_20_Tipi"><text:span text:style-name="T36">29 Kasım 2023 </text:span></text:span><text:span text:style-name="Varsayılan_20_Paragraf_20_Yazı_20_Tipi"><text:span text:style-name="T14"><text:s/>- <text:s/></text:span></text:span><text:span text:style-name="Varsayılan_20_Paragraf_20_Yazı_20_Tipi"><text:span text:style-name="T64">snC-04-20231130-088</text:span></text:span><text:span text:style-name="Varsayılan_20_Paragraf_20_Yazı_20_Tipi"><text:span text:style-name="T14"> <text:s/></text:span></text:span></text:p>
      <text:p text:style-name="P21"><text:span text:style-name="Varsayılan_20_Paragraf_20_Yazı_20_Tipi"><text:span text:style-name="T27">Kiraya Veren A</text:span></text:span><text:span text:style-name="Varsayılan_20_Paragraf_20_Yazı_20_Tipi"><text:span text:style-name="T28">dı Soyadı-TC<text:tab/><text:tab/><text:tab/></text:span></text:span><text:span text:style-name="Varsayılan_20_Paragraf_20_Yazı_20_Tipi"><text:span text:style-name="T46">:</text:span></text:span></text:p>
      <text:p text:style-name="P21"><text:span text:style-name="Varsayılan_20_Paragraf_20_Yazı_20_Tipi"><text:span text:style-name="T46"/></text:span></text:p>
      <text:p text:style-name="P1"><text:span text:style-name="Varsayılan_20_Paragraf_20_Yazı_20_Tipi"><text:span text:style-name="T32">Kiracı </text:span></text:span><text:span text:style-name="Varsayılan_20_Paragraf_20_Yazı_20_Tipi"><text:span text:style-name="T28">Adı Soyadı – TC – Tel - Adres</text:span></text:span><text:span text:style-name="Varsayılan_20_Paragraf_20_Yazı_20_Tipi"><text:span text:style-name="T46"><text:tab/><text:tab/></text:span></text:span><text:span text:style-name="Varsayılan_20_Paragraf_20_Yazı_20_Tipi"><text:span text:style-name="T14">: </text:span></text:span><text:span text:style-name="Varsayılan_20_Paragraf_20_Yazı_20_Tipi"><text:span text:style-name="T64">Ali Demirel -</text:span></text:span><text:span text:style-name="Varsayılan_20_Paragraf_20_Yazı_20_Tipi"><text:span text:style-name="T65"> </text:span></text:span><text:span text:style-name="Varsayılan_20_Paragraf_20_Yazı_20_Tipi"><text:span text:style-name="T64">296 6582 6206 - 0 537 760 26 79</text:span></text:span></text:p>
      <text:p text:style-name="P23"><text:tab/><text:tab/><text:tab/> <text:s text:c="2"/><text:span text:style-name="Varsayılan_20_Paragraf_20_Yazı_20_Tipi"><text:span text:style-name="T64">Bahçelievler Mah. Mehmet Akif Ersoy Cad. Nas Ap. K:3 D:6 TOKAT</text:span></text:span></text:p>
      <text:p text:style-name="P24"><text:span text:style-name="Varsayılan_20_Paragraf_20_Yazı_20_Tipi"><text:span text:style-name="T1"><text:s text:c="2"/></text:span></text:span></text:p>
      <text:p text:style-name="P21"><text:span text:style-name="Varsayılan_20_Paragraf_20_Yazı_20_Tipi"><text:span text:style-name="T32"/></text:span></text:p>
      <text:p text:style-name="P21"><text:span text:style-name="Varsayılan_20_Paragraf_20_Yazı_20_Tipi"><text:span text:style-name="T32">Kiralananın Cinsi – Kullanım Amacı-Adres<text:tab/>:</text:span></text:span><text:span text:style-name="Varsayılan_20_Paragraf_20_Yazı_20_Tipi"><text:span text:style-name="T34"> </text:span></text:span><text:span text:style-name="Varsayılan_20_Paragraf_20_Yazı_20_Tipi"><text:span text:style-name="T36"><text:s/>Arsa – Çatısız Hurda Deposu</text:span></text:span></text:p>
      <text:p text:style-name="P22"><text:span text:style-name="Varsayılan_20_Paragraf_20_Yazı_20_Tipi"><text:span text:style-name="T40"><text:s text:c="29"/>Yeniyurt Mah. </text:span></text:span><text:span text:style-name="Varsayılan_20_Paragraf_20_Yazı_20_Tipi"><text:span text:style-name="T36">İsmail Altıngövde Cad. No:21/C TOKAT</text:span></text:span></text:p>
      <text:p text:style-name="P21"><text:span text:style-name="Varsayılan_20_Paragraf_20_Yazı_20_Tipi"><text:span text:style-name="T28">Tapu Ada/Parsel</text:span></text:span><text:span text:style-name="Varsayılan_20_Paragraf_20_Yazı_20_Tipi"><text:span text:style-name="T33"> <text:s/></text:span></text:span><text:span text:style-name="Strong_20_Emphasis"><text:span text:style-name="T32"><text:s/>– <text:s/></text:span></text:span><text:span text:style-name="Varsayılan_20_Paragraf_20_Yazı_20_Tipi"><text:span text:style-name="T28">Abone Elektrik/Su</text:span></text:span><text:span text:style-name="Varsayılan_20_Paragraf_20_Yazı_20_Tipi"><text:span text:style-name="T46"><text:tab/><text:tab/>:</text:span></text:span><text:span text:style-name="Varsayılan_20_Paragraf_20_Yazı_20_Tipi"><text:span text:style-name="T14"> 1245/</text:span></text:span><text:span text:style-name="Varsayılan_20_Paragraf_20_Yazı_20_Tipi"><text:span text:style-name="T2">1</text:span></text:span><text:span text:style-name="Varsayılan_20_Paragraf_20_Yazı_20_Tipi"><text:span text:style-name="T36"> <text:s/></text:span></text:span><text:span text:style-name="Strong_20_Emphasis"><text:span text:style-name="T2"><text:s/>– <text:s/></text:span></text:span><text:span text:style-name="Varsayılan_20_Paragraf_20_Yazı_20_Tipi"><text:span text:style-name="T2">-/-</text:span></text:span></text:p>
      <text:p text:style-name="P21"><text:span text:style-name="Varsayılan_20_Paragraf_20_Yazı_20_Tipi"><text:span text:style-name="T31"/></text:span></text:p>
      <text:p text:style-name="P21"><text:span text:style-name="Varsayılan_20_Paragraf_20_Yazı_20_Tipi"><text:span text:style-name="T31">Kira Süresi </text:span></text:span><text:span text:style-name="Varsayılan_20_Paragraf_20_Yazı_20_Tipi"><text:span text:style-name="T28">Başlangıç-Bitiş Tarihi<text:tab/><text:tab/><text:tab/></text:span></text:span><text:span text:style-name="Varsayılan_20_Paragraf_20_Yazı_20_Tipi"><text:span text:style-name="T46">:</text:span></text:span><text:span text:style-name="Varsayılan_20_Paragraf_20_Yazı_20_Tipi"><text:span text:style-name="T14"> </text:span></text:span><text:span text:style-name="Varsayılan_20_Paragraf_20_Yazı_20_Tipi"><text:span text:style-name="T36">01 Aralık 2023 - 31 Aralık 2024</text:span></text:span></text:p>
      <text:p text:style-name="P21"><text:span text:style-name="Varsayılan_20_Paragraf_20_Yazı_20_Tipi"><text:span text:style-name="T28">Kira Bedeli Stopaj Vergisi Hariç (On</text:span></text:span><text:span text:style-name="Varsayılan_20_Paragraf_20_Yazı_20_Tipi"><text:span text:style-name="T30">üç</text:span></text:span><text:span text:style-name="Varsayılan_20_Paragraf_20_Yazı_20_Tipi"><text:span text:style-name="T29"> </text:span></text:span><text:span text:style-name="Varsayılan_20_Paragraf_20_Yazı_20_Tipi"><text:span text:style-name="T28">aylık)</text:span></text:span><text:span text:style-name="Varsayılan_20_Paragraf_20_Yazı_20_Tipi"><text:span text:style-name="T46"><text:tab/>:</text:span></text:span><text:span text:style-name="Varsayılan_20_Paragraf_20_Yazı_20_Tipi"><text:span text:style-name="T36"> 240.000,00 TL – İki Yüz Kırk Bin TL</text:span></text:span></text:p>
      <text:p text:style-name="P1"><text:span text:style-name="Varsayılan_20_Paragraf_20_Yazı_20_Tipi"><text:span text:style-name="T15"/></text:span></text:p>
      <text:p text:style-name="P1"><text:span text:style-name="Varsayılan_20_Paragraf_20_Yazı_20_Tipi"><text:span text:style-name="T33">Genel Hükümler</text:span></text:span></text:p>
      <text:p text:style-name="P9">MADDE 1 – SÖZLEŞME </text:p>
      <text:p text:style-name="P1"><text:span text:style-name="Varsayılan_20_Paragraf_20_Yazı_20_Tipi"><text:span text:style-name="T40">1.1. Konu:</text:span></text:span><text:span text:style-name="Varsayılan_20_Paragraf_20_Yazı_20_Tipi"><text:span text:style-name="T2"> İşbu sözleşmenin konusu, boş arsa olan taşınmazın kiralanması, teslimi, kira miktar ve ödemeleri, kullanım şartları, sözleşmenin feshi, mecurun tahliyesi ile tarafların karşılıklı yükümlülükleri şartlarının belirlenmesidir. </text:span></text:span><text:span text:style-name="Varsayılan_20_Paragraf_20_Yazı_20_Tipi"><text:span text:style-name="T66">300-27</text:span></text:span></text:p>
      <text:p text:style-name="P1"><text:span text:style-name="Varsayılan_20_Paragraf_20_Yazı_20_Tipi"><text:span text:style-name="T40">1.2. Süre </text:span></text:span><text:span text:style-name="Varsayılan_20_Paragraf_20_Yazı_20_Tipi"><text:span text:style-name="T41">ve </text:span></text:span><text:span text:style-name="Varsayılan_20_Paragraf_20_Yazı_20_Tipi"><text:span text:style-name="T43">Sona Erme</text:span></text:span><text:span text:style-name="Varsayılan_20_Paragraf_20_Yazı_20_Tipi"><text:span text:style-name="T40">:</text:span></text:span><text:span text:style-name="Varsayılan_20_Paragraf_20_Yazı_20_Tipi"><text:span text:style-name="T2"> İşbu sözleşme belirli sürelidir. Süre sonunda sözleşme ihtara gerek kalmadan kendiliğinden sona erer.</text:span></text:span></text:p>
      <text:p text:style-name="P36"><text:span text:style-name="Varsayılan_20_Paragraf_20_Yazı_20_Tipi"><text:span text:style-name="T40">1.2.1 Sürenin Uzaması:</text:span></text:span><text:span text:style-name="Varsayılan_20_Paragraf_20_Yazı_20_Tipi"><text:span text:style-name="T2"> </text:span></text:span><text:span text:style-name="Varsayılan_20_Paragraf_20_Yazı_20_Tipi"><text:span text:style-name="T3">En geç belirli süre bitimini takip eden ay </text:span></text:span><text:span text:style-name="Varsayılan_20_Paragraf_20_Yazı_20_Tipi"><text:span text:style-name="T10">sonuna kadar</text:span></text:span><text:span text:style-name="Varsayılan_20_Paragraf_20_Yazı_20_Tipi"><text:span text:style-name="T3"> </text:span></text:span><text:span text:style-name="Varsayılan_20_Paragraf_20_Yazı_20_Tipi"><text:span text:style-name="T2">t</text:span></text:span><text:span text:style-name="Strong_20_Emphasis"><text:span text:style-name="T47">araflar yeni bir sözleşme yapmazsa </text:span></text:span><text:span text:style-name="Strong_20_Emphasis"><text:span text:style-name="T48">veya </text:span></text:span><text:span text:style-name="Strong_20_Emphasis"><text:span text:style-name="T47">herhangi bir bildirimde bulunulmaz ise kira süresi, kira bedeli hariç </text:span></text:span><text:span text:style-name="Strong_20_Emphasis"><text:span text:style-name="T54">işbu sözleşme koşulları ile,</text:span></text:span><text:span text:style-name="Strong_20_Emphasis"><text:span text:style-name="T47"> bir dönem uzar. </text:span></text:span><text:span text:style-name="Strong_20_Emphasis"><text:span text:style-name="T52">İşbu sözleşmede kullanılan “dönem” ifadesi altı aylık süreyi ifade eder.</text:span></text:span></text:p>
      <text:p text:style-name="P1"><text:span text:style-name="Varsayılan_20_Paragraf_20_Yazı_20_Tipi"><text:span text:style-name="T40">1.2.2 </text:span></text:span><text:span text:style-name="Strong_20_Emphasis"><text:span text:style-name="T2">Fesih Dönemi: </text:span></text:span><text:span text:style-name="Strong_20_Emphasis"><text:span text:style-name="T47">İşbu</text:span></text:span><text:span text:style-name="Varsayılan_20_Paragraf_20_Yazı_20_Tipi"><text:span text:style-name="T40"> </text:span></text:span><text:span text:style-name="Varsayılan_20_Paragraf_20_Yazı_20_Tipi"><text:span text:style-name="T2">sözleşmenin </text:span></text:span><text:span text:style-name="Varsayılan_20_Paragraf_20_Yazı_20_Tipi"><text:span text:style-name="T3">uzayan dönemlerde </text:span></text:span><text:span text:style-name="Varsayılan_20_Paragraf_20_Yazı_20_Tipi"><text:span text:style-name="T2">fesih bildirim süresi 3 (üç ay), fesih dönemi 6 (altı) aydır. </text:span></text:span><text:span text:style-name="Varsayılan_20_Paragraf_20_Yazı_20_Tipi"><text:span text:style-name="T66">328/1</text:span></text:span></text:p>
      <text:p text:style-name="P4"><text:span text:style-name="Varsayılan_20_Paragraf_20_Yazı_20_Tipi"><text:span text:style-name="T40">1.2.3 Uza</text:span></text:span><text:span text:style-name="Varsayılan_20_Paragraf_20_Yazı_20_Tipi"><text:span text:style-name="T41">yan </text:span></text:span><text:span text:style-name="Varsayılan_20_Paragraf_20_Yazı_20_Tipi"><text:span text:style-name="T40">dönemler</text:span></text:span><text:span text:style-name="Varsayılan_20_Paragraf_20_Yazı_20_Tipi"><text:span text:style-name="T41">de</text:span></text:span><text:span text:style-name="Varsayılan_20_Paragraf_20_Yazı_20_Tipi"><text:span text:style-name="T40"> fesi</text:span></text:span><text:span text:style-name="Strong_20_Emphasis"><text:span text:style-name="T2">h:</text:span></text:span><text:span text:style-name="Strong_20_Emphasis"><text:span text:style-name="T47"> Uzayan her </text:span></text:span><text:span text:style-name="Strong_20_Emphasis"><text:span text:style-name="T49">altı aylık</text:span></text:span><text:span text:style-name="Strong_20_Emphasis"><text:span text:style-name="T47"> dönemde taraflar </text:span></text:span><text:span text:style-name="Strong_20_Emphasis"><text:span text:style-name="T49">dönem</text:span></text:span><text:span text:style-name="Strong_20_Emphasis"><text:span text:style-name="T47"> bitiş tarihinden üç ay öncesinde, sözleşmenin fesih edileceğine dair bir bildirimde bulunmaz ise sözleşme kira bedeli hariç aynı şartlarla </text:span></text:span><text:span text:style-name="Varsayılan_20_Paragraf_20_Yazı_20_Tipi"><text:span text:style-name="T2">bir dönem daha uzar.</text:span></text:span></text:p>
      <text:p text:style-name="P1"><text:span text:style-name="Varsayılan_20_Paragraf_20_Yazı_20_Tipi"><text:span text:style-name="T40">1.2.4 Olağanüstü </text:span></text:span><text:span text:style-name="Strong_20_Emphasis"><text:span text:style-name="T2">Fesih: </text:span></text:span><text:span text:style-name="Varsayılan_20_Paragraf_20_Yazı_20_Tipi"><text:span text:style-name="T2">Kiracının iflasının istenmesi, konkordato talebinde bulunması, tasfiyesine başlanılması, süresinin bitmesi, aleyhinde aciz vesikası alınması, ilgili birimlerince aleyhinde tedbir kararı verilmesi ve iş yerinin mühürlenmesi, i</text:span></text:span><text:span text:style-name="Strong_20_Emphasis"><text:span text:style-name="T47">şbu sözleşmedeki herhangi bir maddenin yerine getirilmemesi</text:span></text:span><text:span text:style-name="Varsayılan_20_Paragraf_20_Yazı_20_Tipi"><text:span text:style-name="T2"> halleri </text:span></text:span><text:span text:style-name="Varsayılan_20_Paragraf_20_Yazı_20_Tipi"><text:span text:style-name="T4">olağanüstü </text:span></text:span><text:span text:style-name="Varsayılan_20_Paragraf_20_Yazı_20_Tipi"><text:span text:style-name="T2">fesih ve tahliye sebebidir.</text:span></text:span><text:span text:style-name="Strong_20_Emphasis"><text:span text:style-name="T2"> </text:span></text:span></text:p>
      <text:p text:style-name="P1"><text:span text:style-name="Strong_20_Emphasis"><text:span text:style-name="T2">1.</text:span></text:span><text:span text:style-name="Strong_20_Emphasis"><text:span text:style-name="T4">3</text:span></text:span><text:span text:style-name="Strong_20_Emphasis"><text:span text:style-name="T2">.</text:span></text:span><text:span text:style-name="Strong_20_Emphasis"><text:span text:style-name="T47"> Kiracı, sözleşme </text:span></text:span><text:span text:style-name="Strong_20_Emphasis"><text:span text:style-name="T54">şartlarına </text:span></text:span><text:span text:style-name="Strong_20_Emphasis"><text:span text:style-name="T47">uymaksızın </text:span></text:span><text:span text:style-name="Strong_20_Emphasis"><text:span text:style-name="T54">mecuru </text:span></text:span><text:span text:style-name="Strong_20_Emphasis"><text:span text:style-name="T47">tahliye e</text:span></text:span><text:span text:style-name="Strong_20_Emphasis"><text:span text:style-name="T54">derse</text:span></text:span><text:span text:style-name="Strong_20_Emphasis"><text:span text:style-name="T47"> </text:span></text:span><text:span text:style-name="Strong_20_Emphasis"><text:span text:style-name="T54">dönem</text:span></text:span><text:span text:style-name="Strong_20_Emphasis"><text:span text:style-name="T47"> süresi boyunca kira bedelini öde</text:span></text:span><text:span text:style-name="Strong_20_Emphasis"><text:span text:style-name="T54">yecektir.</text:span></text:span><text:span text:style-name="Strong_20_Emphasis"><text:span text:style-name="T47"> </text:span></text:span><text:span text:style-name="Strong_20_Emphasis"><text:span text:style-name="T54">M</text:span></text:span><text:span text:style-name="Strong_20_Emphasis"><text:span text:style-name="T47">ecur kiraya veren tarafından kiraya verilirse kiracının sorumluluğu sona erer, </text:span></text:span><text:span text:style-name="Strong_20_Emphasis"><text:span text:style-name="T49">varsa </text:span></text:span><text:span text:style-name="Strong_20_Emphasis"><text:span text:style-name="T47">kalan kira bedeli yeni kiracıdan yapılan kira tahsilatı sonrası iade edilir. </text:span></text:span><text:span text:style-name="Strong_20_Emphasis"><text:span text:style-name="T68">325</text:span></text:span></text:p>
      <text:p text:style-name="P1"><text:span text:style-name="Varsayılan_20_Paragraf_20_Yazı_20_Tipi"><text:span text:style-name="T40">1.</text:span></text:span><text:span text:style-name="Varsayılan_20_Paragraf_20_Yazı_20_Tipi"><text:span text:style-name="T41">4</text:span></text:span><text:span text:style-name="Varsayılan_20_Paragraf_20_Yazı_20_Tipi"><text:span text:style-name="T40">. </text:span></text:span><text:span text:style-name="Varsayılan_20_Paragraf_20_Yazı_20_Tipi"><text:span text:style-name="T39">Kiracının iflası ve ölümü: </text:span></text:span><text:span text:style-name="Varsayılan_20_Paragraf_20_Yazı_20_Tipi"><text:span text:style-name="T2">Kiracı iflas eder veya ölürse sözleşme kendiliğinden fesih olur. Mirasçılarla işbu sözleşmeden bağımsız, yeni bir sözleşme yapılamaması ve </text:span></text:span><text:span text:style-name="Varsayılan_20_Paragraf_20_Yazı_20_Tipi"><text:span text:style-name="T4">bir</text:span></text:span><text:span text:style-name="Varsayılan_20_Paragraf_20_Yazı_20_Tipi"><text:span text:style-name="T2"> ay içinde mirasçıların tahliyeyi sağlamaması durumunda kiracı</text:span></text:span><text:span text:style-name="Varsayılan_20_Paragraf_20_Yazı_20_Tipi"><text:span text:style-name="T10">ya ait</text:span></text:span><text:span text:style-name="Varsayılan_20_Paragraf_20_Yazı_20_Tipi"><text:span text:style-name="T2"> mallar bir yedi emine teslim edilir ve masraflar düşüldükten sonra varsa kalan kira bedeli iade edilir. </text:span></text:span><text:span text:style-name="Varsayılan_20_Paragraf_20_Yazı_20_Tipi"><text:span text:style-name="T66">332-3</text:span></text:span></text:p>
      <text:p text:style-name="P1"><text:span text:style-name="Varsayılan_20_Paragraf_20_Yazı_20_Tipi"><text:span text:style-name="T36">1.</text:span></text:span><text:span text:style-name="Varsayılan_20_Paragraf_20_Yazı_20_Tipi"><text:span text:style-name="T37">5</text:span></text:span><text:span text:style-name="Varsayılan_20_Paragraf_20_Yazı_20_Tipi"><text:span text:style-name="T36">. Ceza: </text:span></text:span><text:span text:style-name="Varsayılan_20_Paragraf_20_Yazı_20_Tipi"><text:span text:style-name="T2">Kiracı, </text:span></text:span><text:span text:style-name="Varsayılan_20_Paragraf_20_Yazı_20_Tipi"><text:span text:style-name="T12">işbu sözleşmenin </text:span></text:span><text:span text:style-name="Varsayılan_20_Paragraf_20_Yazı_20_Tipi"><text:span text:style-name="T2">süre bitiminde veya </text:span></text:span><text:span text:style-name="Varsayılan_20_Paragraf_20_Yazı_20_Tipi"><text:span text:style-name="T12">uzayan dönemlerde bildirim ile fesih <text:s/>yapılmasıyla dönem sonunda tahliye taahhütnamesinde belirlenen tahliye tarihinde veya </text:span></text:span><text:span text:style-name="Varsayılan_20_Paragraf_20_Yazı_20_Tipi"><text:span text:style-name="T10">herhangi bir şekilde </text:span></text:span><text:span text:style-name="Varsayılan_20_Paragraf_20_Yazı_20_Tipi"><text:span text:style-name="T2">geçerli </text:span></text:span><text:span text:style-name="Varsayılan_20_Paragraf_20_Yazı_20_Tipi"><text:span text:style-name="T10">hale gelen</text:span></text:span><text:span text:style-name="Varsayılan_20_Paragraf_20_Yazı_20_Tipi"><text:span text:style-name="T2"> yasal bir tahliyeyi zamanında uygulamazsa, süre bitim veya yasal tahliye tarihi </text:span></text:span><text:span text:style-name="Varsayılan_20_Paragraf_20_Yazı_20_Tipi"><text:span text:style-name="T14">itibarı ile geçen her gün için, </text:span></text:span><text:span text:style-name="Varsayılan_20_Paragraf_20_Yazı_20_Tipi"><text:span text:style-name="T19">TÜFE oranında güncellenmiş </text:span></text:span><text:span text:style-name="Varsayılan_20_Paragraf_20_Yazı_20_Tipi"><text:span text:style-name="T14">yıllık kira bedelinin yüzde biri oranında, günlük ceza </text:span></text:span><text:span text:style-name="Varsayılan_20_Paragraf_20_Yazı_20_Tipi"><text:span text:style-name="T19">bedeli</text:span></text:span><text:span text:style-name="Varsayılan_20_Paragraf_20_Yazı_20_Tipi"><text:span text:style-name="T14"> ödemeyi kabul ve taahhüt eder.</text:span></text:span></text:p>
      <text:p text:style-name="P1"><text:soft-page-break/></text:p>
      <text:p text:style-name="P1"><text:span text:style-name="Strong_20_Emphasis"><text:span text:style-name="T2">MADDE 2 – KİRALANAN</text:span></text:span></text:p>
      <text:p text:style-name="P1"><text:span text:style-name="Varsayılan_20_Paragraf_20_Yazı_20_Tipi"><text:span text:style-name="T40">2.1. Teslim: </text:span></text:span><text:span text:style-name="Varsayılan_20_Paragraf_20_Yazı_20_Tipi"><text:span text:style-name="T14">İşbu sözleşme aynı zamanda mecurun teslim tutanağıdır ve kiracı kiralananı kendi kullanım amacına uygun olarak ayıpsız, eksiksiz olarak teslim aldığını kabul ederek bu sözleşmeyi imzalamıştır. Mecurun teslimi sonrası, kiracının kendi ihtiyaçları doğrultusunda ortaya çıkabilecek ve eksik olarak tanımlayacağı şeylerin sorumluluğu kiracıya aittir.</text:span></text:span></text:p>
      <text:p text:style-name="P1"><text:span text:style-name="Varsayılan_20_Paragraf_20_Yazı_20_Tipi"><text:span text:style-name="T36">2.2.</text:span></text:span><text:span text:style-name="Varsayılan_20_Paragraf_20_Yazı_20_Tipi"><text:span text:style-name="T14"> Taşınmazda bulunan tuvalet, la</text:span></text:span><text:bookmark text:name="_GoBack1"/><text:span text:style-name="Varsayılan_20_Paragraf_20_Yazı_20_Tipi"><text:span text:style-name="T14">vabo vb. malzemeler kiracıya sağlam olarak teslim edilmiştir ve kira bitiminde kiracı bu malzemeleri sağlam ve eksiksiz olarak teslim etmekle; hasar oluşması durumunda ödemekle yükümlüdür. Mecurun kullanılması sırasında oluşabilecek her türlü arıza, hasar, </text:span></text:span><text:span text:style-name="Varsayılan_20_Paragraf_20_Yazı_20_Tipi"><text:span text:style-name="T17">cam kırılması, gider tıkanması</text:span></text:span><text:span text:style-name="Varsayılan_20_Paragraf_20_Yazı_20_Tipi"><text:span text:style-name="T14"> vb. </text:span></text:span><text:span text:style-name="Varsayılan_20_Paragraf_20_Yazı_20_Tipi"><text:span text:style-name="T17">g</text:span></text:span><text:span text:style-name="Varsayılan_20_Paragraf_20_Yazı_20_Tipi"><text:span text:style-name="T14">iderler </text:span></text:span><text:span text:style-name="Varsayılan_20_Paragraf_20_Yazı_20_Tipi"><text:span text:style-name="T17">kendi kullanım alanında</text:span></text:span><text:span text:style-name="Varsayılan_20_Paragraf_20_Yazı_20_Tipi"><text:span text:style-name="T14"> kiracıya, </text:span></text:span><text:span text:style-name="Varsayılan_20_Paragraf_20_Yazı_20_Tipi"><text:span text:style-name="T17">ortak kullanım alanlarında tüm kiracılara</text:span></text:span><text:span text:style-name="Varsayılan_20_Paragraf_20_Yazı_20_Tipi"><text:span text:style-name="T14"> aittir.</text:span></text:span></text:p>
      <text:p text:style-name="P1"><text:span text:style-name="Varsayılan_20_Paragraf_20_Yazı_20_Tipi"><text:span text:style-name="T40">2.3</text:span></text:span><text:span text:style-name="Varsayılan_20_Paragraf_20_Yazı_20_Tipi"><text:span text:style-name="T2"> Sözleşme süresince kiralananın amaçlanan kullanıma elverişli tutması için kiraya verenden yapması beklenen harcamaları, kiracı kendi yaparak veya yaptırarak kiraya verenden isteyemez. Kiracı, kiralananı kendi malı gibi kullanmaya, evsaf ve meziyetlerini şöhret ve itibarını kaybetmesine meydan vermemeye ve etrafında meskûn diğer kiracı/maliklere karşı özenli davranmaya mecburdur. </text:span></text:span><text:span text:style-name="Varsayılan_20_Paragraf_20_Yazı_20_Tipi"><text:span text:style-name="T66">301</text:span></text:span></text:p>
      <text:p text:style-name="P1"><text:span text:style-name="Strong_20_Emphasis"><text:span text:style-name="T2">2.4</text:span></text:span><text:span text:style-name="Strong_20_Emphasis"><text:span text:style-name="T47"> </text:span></text:span><text:span text:style-name="Strong_20_Emphasis"><text:span text:style-name="T55">S</text:span></text:span><text:span text:style-name="Strong_20_Emphasis"><text:span text:style-name="T47">onradan ayıplı durum </text:span></text:span><text:span text:style-name="Strong_20_Emphasis"><text:span text:style-name="T55">oluşursa;</text:span></text:span><text:span text:style-name="Strong_20_Emphasis"><text:span text:style-name="T47"> kiracı, kiraya veren adına harcama yaparak, kiraya verenden bedel tazminat vb. ücretler talep edemez. Zararını kiraya verenden isteyemez. </text:span></text:span><text:span text:style-name="Strong_20_Emphasis"><text:span text:style-name="T68">304-8</text:span></text:span></text:p>
      <text:p text:style-name="P27"><text:span text:style-name="Varsayılan_20_Paragraf_20_Yazı_20_Tipi"><text:span text:style-name="T40">2.5 </text:span></text:span><text:span text:style-name="Varsayılan_20_Paragraf_20_Yazı_20_Tipi"><text:span text:style-name="T2">Kiracı, kiralananı, sözleşmeye uygun olarak özenle kullanmak ve kiralananın olağan kullanımı için gerekli temizlik ve bakım giderlerini ödemekle, kendisinin gidermekle yükümlü olmadığı ayıpları kiraya verene gecikmeksizin bildirmekle yükümlüdür; aksi takdirde bunlardan doğan zararlardan sorumludur.</text:span></text:span></text:p>
      <text:p text:style-name="P27"><text:span text:style-name="Varsayılan_20_Paragraf_20_Yazı_20_Tipi"><text:span text:style-name="T40">2.6</text:span></text:span><text:span text:style-name="Varsayılan_20_Paragraf_20_Yazı_20_Tipi"><text:span text:style-name="T2"> Aşağıdaki olaylar işbu sözleşme için olağan üstü fesih sebebidir ve tazminata sebep olur;</text:span></text:span></text:p>
      <text:p text:style-name="P27"><text:span text:style-name="Varsayılan_20_Paragraf_20_Yazı_20_Tipi"><text:span text:style-name="T40">2.6.1. İş değişikliği: </text:span></text:span><text:span text:style-name="Varsayılan_20_Paragraf_20_Yazı_20_Tipi"><text:span text:style-name="T2">Kiracı, mecuru “kullanım amacı” dışında kullanamaz ve iş değişikliği yazılı onay olmadan yapamaz. Kiraya verenin izin vermemesi halinde, kiracı hakkın kötüye kullanıldığı iddiasında bulunamaz, zarar ziyan talep edemez.</text:span></text:span></text:p>
      <text:p text:style-name="P27"><text:span text:style-name="Varsayılan_20_Paragraf_20_Yazı_20_Tipi"><text:span text:style-name="T40">2.6.2. Ekler: </text:span></text:span><text:span text:style-name="Varsayılan_20_Paragraf_20_Yazı_20_Tipi"><text:span text:style-name="T2">İşbu sözleşmenin ekleri, yönetim planı, işletme sözleşmesi, sözleşmenin bir parçasıdır ve kiracı eklerde yazılı tüm kurallara uymakla yükümlüdür. Kiracı taşınmazın bulunduğu mahallin yönetim planına, güvenlik tedbirlerine, işletme projesine istisnasız uyacak ve bu hususlardan doğacak yükümlülüklerini yerine getirecek ve kiraya vereni kiralanan ile ilgili gelişmelerden zamanında haberdar edecektir. Aksi halde gelecek zararlardan kendisi sorumlu olacaktır. Kiracı ortak alanlara müdahalede bulunamaz, kullanamaz.</text:span></text:span></text:p>
      <text:p text:style-name="P27"><text:span text:style-name="Varsayılan_20_Paragraf_20_Yazı_20_Tipi"><text:span text:style-name="T40">2.6.3.</text:span></text:span><text:span text:style-name="Varsayılan_20_Paragraf_20_Yazı_20_Tipi"><text:span text:style-name="T47"> Kiracı,</text:span></text:span><text:span text:style-name="Varsayılan_20_Paragraf_20_Yazı_20_Tipi"><text:span text:style-name="T40"> </text:span></text:span><text:span text:style-name="Varsayılan_20_Paragraf_20_Yazı_20_Tipi"><text:span text:style-name="T50">k</text:span></text:span><text:span text:style-name="Varsayılan_20_Paragraf_20_Yazı_20_Tipi"><text:span text:style-name="T2">iralananda veya çevresinde hayvan besleyemez.</text:span></text:span><text:span text:style-name="Varsayılan_20_Paragraf_20_Yazı_20_Tipi"><text:span text:style-name="T66">316…9</text:span></text:span></text:p>
      <text:p text:style-name="P1"><text:span text:style-name="Varsayılan_20_Paragraf_20_Yazı_20_Tipi"><text:span text:style-name="T40">2.7 </text:span></text:span><text:span text:style-name="Varsayılan_20_Paragraf_20_Yazı_20_Tipi"><text:span text:style-name="T35">Kiraya veren</text:span></text:span><text:span text:style-name="Varsayılan_20_Paragraf_20_Yazı_20_Tipi"><text:span text:style-name="T14">, kiralananda, kira sözleşmesinin feshini gerektirmeyen ve kiracıdan katlanması </text:span></text:span><text:span text:style-name="Varsayılan_20_Paragraf_20_Yazı_20_Tipi"><text:span text:style-name="T2">beklenebilecek olan yenilik ve değişiklikler yapabilir. Bu durumdan dolayı kiracı herhangi bir hak, tazminat, kira indirimi talep edemez. </text:span></text:span><text:span text:style-name="Varsayılan_20_Paragraf_20_Yazı_20_Tipi"><text:span text:style-name="T66">320</text:span></text:span></text:p>
      <text:p text:style-name="P1"><text:span text:style-name="Varsayılan_20_Paragraf_20_Yazı_20_Tipi"><text:span text:style-name="T40">2.8</text:span></text:span><text:span text:style-name="Varsayılan_20_Paragraf_20_Yazı_20_Tipi"><text:span text:style-name="T2"> </text:span></text:span><text:span text:style-name="Varsayılan_20_Paragraf_20_Yazı_20_Tipi"><text:span text:style-name="T34">Kiracı</text:span></text:span><text:span text:style-name="Varsayılan_20_Paragraf_20_Yazı_20_Tipi"><text:span text:style-name="T2">, taşınmazda bir değişiklik yapmak isterse bu ek bir sözleşme ile belirlenmelidir. </text:span></text:span><text:span text:style-name="Varsayılan_20_Paragraf_20_Yazı_20_Tipi"><text:span text:style-name="T14">İzin verilen yapı masrafları kiracıya aittir. Kiracı bu ve benzeri masraflar için kiraya verenden veya üçüncü bir şahıstan, bu işlerin yapımı sırasında, kira süresince veya kira bitiminden sonra dahi bir bedel talep edemez. Bu tip imalatları tahliye zamanı alıp götüremez, sökemez, kıramaz. Kiracı bu tip imalatları sağlam olarak kiraya verene teslim etmekle yükümlüdür</text:span></text:span><text:span text:style-name="Varsayılan_20_Paragraf_20_Yazı_20_Tipi"><text:span text:style-name="T2">, kiralananda ortaya çıkabilecek </text:span></text:span><text:span text:style-name="Varsayılan_20_Paragraf_20_Yazı_20_Tipi"><text:span text:style-name="T14">değer artışının karşılığını isteyemez. Yazılı onayla veya onaysız, kiracının imar mevzuatına aykırı tadilat </text:span></text:span><text:span text:style-name="Varsayılan_20_Paragraf_20_Yazı_20_Tipi"><text:span text:style-name="T18">veya imalat</text:span></text:span><text:span text:style-name="Varsayılan_20_Paragraf_20_Yazı_20_Tipi"><text:span text:style-name="T14">larından dolayı ilgili resmi makamlar tarafından kiraya veren adına düzenlenecek harç, para cezası vb. her türlü cezalar kiracı tarafından ödenecektir; ödemezse kiraya veren tarafından ödenen cezalar kiracıya rücu edilir. </text:span></text:span><text:span text:style-name="Varsayılan_20_Paragraf_20_Yazı_20_Tipi"><text:span text:style-name="T67">321</text:span></text:span></text:p>
      <text:p text:style-name="P6"><text:span text:style-name="Strong_20_Emphasis"><text:span text:style-name="T14">2.9</text:span></text:span><text:span text:style-name="Varsayılan_20_Paragraf_20_Yazı_20_Tipi"><text:span text:style-name="T14"> Kira sözleşmesinin sona ermesi halinde kiralanan üzerinde yapılmış olan her türlü tadilat ve değişikliğin tamamı veya bir kısmı, kiraya verenin talebi olursa, kiracı tarafından eski haline getirilecek ve teslim edilecektir. Kiracı bu şekilde teslimat yapmazsa, kiraya verenin eski hale getirmek için yaptığı masrafın beş katı ceza bedeli</text:span></text:span><text:span text:style-name="Varsayılan_20_Paragraf_20_Yazı_20_Tipi"><text:span text:style-name="T18">ni kiracıya tebliğ edildiği tarihte</text:span></text:span><text:span text:style-name="Varsayılan_20_Paragraf_20_Yazı_20_Tipi"><text:span text:style-name="T14">, </text:span></text:span><text:span text:style-name="Varsayılan_20_Paragraf_20_Yazı_20_Tipi"><text:span text:style-name="T18">ödemenin <text:s/>gecikmesi durumunda sözleşmede belirtilen temerrüt faizi ile birlikte ödemeyi</text:span></text:span><text:span text:style-name="Varsayılan_20_Paragraf_20_Yazı_20_Tipi"><text:span text:style-name="T14"> kabul eder. </text:span></text:span><text:span text:style-name="Varsayılan_20_Paragraf_20_Yazı_20_Tipi"><text:span text:style-name="T67">321</text:span></text:span></text:p>
      <text:p text:style-name="P1"><text:span text:style-name="Strong_20_Emphasis"><text:span text:style-name="T2">2.10 Devir – Temlik – Alt Kira – Ortak Kiracı: </text:span></text:span><text:span text:style-name="Varsayılan_20_Paragraf_20_Yazı_20_Tipi"><text:span text:style-name="T2">Kiracı yazılı rıza olmadıkça, kiralananı kısmen veya tamamen gerçek ve/veya tüzel kişilere devredemez, terk edemez, kullandıramaz, alt kira yolu ile kiraya veremez, yanına ortak kiracı alamaz. Yazılı rızanın alınabilmesi </text:span></text:span><text:span text:style-name="Varsayılan_20_Paragraf_20_Yazı_20_Tipi"><text:span text:style-name="T14">için devir bilgisi </text:span></text:span><text:soft-page-break/><text:span text:style-name="Varsayılan_20_Paragraf_20_Yazı_20_Tipi"><text:span text:style-name="T14">kiraya verene </text:span></text:span><text:span text:style-name="Varsayılan_20_Paragraf_20_Yazı_20_Tipi"><text:span text:style-name="T24">en az </text:span></text:span><text:span text:style-name="Varsayılan_20_Paragraf_20_Yazı_20_Tipi"><text:span text:style-name="T14">otuz gün öncesinde, noter marifetiyle bildirilmelidir. Kiraya verende kararını en geç üç ay içinde noter marifetiyle kiracıya bildirmek zorundadır. </text:span></text:span><text:span text:style-name="Varsayılan_20_Paragraf_20_Yazı_20_Tipi"><text:span text:style-name="T67">322</text:span></text:span></text:p>
      <text:p text:style-name="P29"><text:span text:style-name="Varsayılan_20_Paragraf_20_Yazı_20_Tipi"><text:span text:style-name="T40">2.1</text:span></text:span><text:span text:style-name="Varsayılan_20_Paragraf_20_Yazı_20_Tipi"><text:span text:style-name="T42">1 </text:span></text:span><text:span text:style-name="Varsayılan_20_Paragraf_20_Yazı_20_Tipi"><text:span text:style-name="T47">Kiraya verenin devir işlemine </text:span></text:span><text:span text:style-name="Varsayılan_20_Paragraf_20_Yazı_20_Tipi"><text:span text:style-name="T51">noter kanalıyla</text:span></text:span><text:span text:style-name="Varsayılan_20_Paragraf_20_Yazı_20_Tipi"><text:span text:style-name="T47"> onay vermesi durumunda;</text:span></text:span></text:p>
      <text:p text:style-name="P28"><text:span text:style-name="Varsayılan_20_Paragraf_20_Yazı_20_Tipi"><text:span text:style-name="T40">2.1</text:span></text:span><text:span text:style-name="Varsayılan_20_Paragraf_20_Yazı_20_Tipi"><text:span text:style-name="T42">1</text:span></text:span><text:span text:style-name="Varsayılan_20_Paragraf_20_Yazı_20_Tipi"><text:span text:style-name="T40">.1</text:span></text:span><text:span text:style-name="Varsayılan_20_Paragraf_20_Yazı_20_Tipi"><text:span text:style-name="T2"> Devreden kiracı; devir alan kiracının mecuru tahliye edeceği tarihe kadar, bu sözleşme kapmasındaki tüm borç ve sorumluluklarına devir alan kiracı ile birlikte müteselsil kefil olduğunu kabul ve taahhüt etmiştir.</text:span></text:span></text:p>
      <text:p text:style-name="P28"><text:span text:style-name="Varsayılan_20_Paragraf_20_Yazı_20_Tipi"><text:span text:style-name="T40">2.1</text:span></text:span><text:span text:style-name="Varsayılan_20_Paragraf_20_Yazı_20_Tipi"><text:span text:style-name="T42">1</text:span></text:span><text:span text:style-name="Varsayılan_20_Paragraf_20_Yazı_20_Tipi"><text:span text:style-name="T40">.2</text:span></text:span><text:span text:style-name="Varsayılan_20_Paragraf_20_Yazı_20_Tipi"><text:span text:style-name="T2"> Devreden kiracı, sonradan muaccel olacak kira bedellerinden, kira konusunun sözleşmeye aykırı kullanılmasından doğan zararlardan ve kiraya verenin, kira sözleşmesini herhangi bir sebeple feshetmesi halinde, doğan zararlardan ve tazminatlardan da devir alan kiracı ile birlikte, kira bedelinin 10 (on) katı miktara kadar olan kısmına müteselsil sorumlu olacaktır.</text:span></text:span></text:p>
      <text:p text:style-name="P28"><text:span text:style-name="Varsayılan_20_Paragraf_20_Yazı_20_Tipi"><text:span text:style-name="T40">2.1</text:span></text:span><text:span text:style-name="Varsayılan_20_Paragraf_20_Yazı_20_Tipi"><text:span text:style-name="T42">1</text:span></text:span><text:span text:style-name="Varsayılan_20_Paragraf_20_Yazı_20_Tipi"><text:span text:style-name="T40">.3</text:span></text:span><text:span text:style-name="Varsayılan_20_Paragraf_20_Yazı_20_Tipi"><text:span text:style-name="T2"> Kira bedeli kiraya veren tarafından devir sırasında yeniden belirlenecek ve devreden kiracıya devrettiği tarih itibarı ile ödediği kiradan varsa kalan kira bedeli iade edilecektir. Devralan kiracının kira bedelini nakit ödemesi ile sözleşme yapıla</text:span></text:span><text:span text:style-name="Varsayılan_20_Paragraf_20_Yazı_20_Tipi"><text:span text:style-name="T8">caktır</text:span></text:span><text:span text:style-name="Varsayılan_20_Paragraf_20_Yazı_20_Tipi"><text:span text:style-name="T2">. Oluşan her türlü zarardan devreden ve devralan kiracı müteselsil sorumlu olacaktır. </text:span></text:span><text:span text:style-name="Varsayılan_20_Paragraf_20_Yazı_20_Tipi"><text:span text:style-name="T66">323-4</text:span></text:span></text:p>
      <text:p text:style-name="P28"><text:span text:style-name="Varsayılan_20_Paragraf_20_Yazı_20_Tipi"><text:span text:style-name="T40">2.1</text:span></text:span><text:span text:style-name="Varsayılan_20_Paragraf_20_Yazı_20_Tipi"><text:span text:style-name="T42">1</text:span></text:span><text:span text:style-name="Varsayılan_20_Paragraf_20_Yazı_20_Tipi"><text:span text:style-name="T40">.4</text:span></text:span><text:span text:style-name="Varsayılan_20_Paragraf_20_Yazı_20_Tipi"><text:span text:style-name="T2"> Devralan kiracı, kira bedelinin yarısı kadar güvence bedeli ödeyecektir. Devreden ve devralan kiracıların </text:span></text:span><text:span text:style-name="Varsayılan_20_Paragraf_20_Yazı_20_Tipi"><text:span text:style-name="T8">güvence bedelleri</text:span></text:span><text:span text:style-name="Varsayılan_20_Paragraf_20_Yazı_20_Tipi"><text:span text:style-name="T2">, devralan kiracı ile sözleşme yasal olarak sona erdiğinde varsa borçları düşüldükten sonra birlikte iade edilir.</text:span></text:span></text:p>
      <text:p text:style-name="P27"><text:span text:style-name="Strong_20_Emphasis"><text:span text:style-name="T2">2.1</text:span></text:span><text:span text:style-name="Strong_20_Emphasis"><text:span text:style-name="T8">2</text:span></text:span><text:span text:style-name="Strong_20_Emphasis"><text:span text:style-name="T2"> Kiralananın kullanılmaması: </text:span></text:span><text:span text:style-name="Strong_20_Emphasis"><text:span text:style-name="T58">Normal veya mücbir bir sebeple, mecur kullanılmasa veya sınırlı olarak kullanılsa bile kiracı, kira bedelini ve yan giderleri ödemekle yükümlüdür. İşbu sözleşme pandemi koşulları göz önünde bulundurularak düzenlenmiştir. </text:span></text:span><text:span text:style-name="Varsayılan_20_Paragraf_20_Yazı_20_Tipi"><text:span text:style-name="T2">Kiracı kiralananı kapalı tutamaz. Kullanmamazlık edemez. </text:span></text:span><text:span text:style-name="Strong_20_Emphasis"><text:span text:style-name="T69">324</text:span></text:span></text:p>
      <text:p text:style-name="P1"/>
      <text:p text:style-name="P1"><text:span text:style-name="Strong_20_Emphasis"><text:span text:style-name="T2">MADDE 3 – KİRA BEDELİ, </text:span></text:span><text:span text:style-name="Strong_20_Emphasis"><text:span text:style-name="T4">ÖDE</text:span></text:span><text:span text:style-name="Strong_20_Emphasis"><text:span text:style-name="T5">N</text:span></text:span><text:span text:style-name="Strong_20_Emphasis"><text:span text:style-name="T4">ME </text:span></text:span><text:span text:style-name="Strong_20_Emphasis"><text:span text:style-name="T5">TARİHİ</text:span></text:span><text:span text:style-name="Strong_20_Emphasis"><text:span text:style-name="T2"> ve DİĞER ÖDEMELER</text:span></text:span></text:p>
      <text:p text:style-name="P38"><text:span text:style-name="Varsayılan_20_Paragraf_20_Yazı_20_Tipi"><text:span text:style-name="T36">3.1. Kira Bedeli:</text:span></text:span><text:span text:style-name="Varsayılan_20_Paragraf_20_Yazı_20_Tipi"><text:span text:style-name="T58"> </text:span></text:span><text:span text:style-name="Varsayılan_20_Paragraf_20_Yazı_20_Tipi"><text:span text:style-name="T61">İ</text:span></text:span><text:span text:style-name="Varsayılan_20_Paragraf_20_Yazı_20_Tipi"><text:span text:style-name="T13">şbu sözleşmede belirlenen </text:span></text:span><text:span text:style-name="Varsayılan_20_Paragraf_20_Yazı_20_Tipi"><text:span text:style-name="T2">kira </text:span></text:span><text:span text:style-name="Varsayılan_20_Paragraf_20_Yazı_20_Tipi"><text:span text:style-name="T13">bedeli, vergiler hariç net bedeldir ve</text:span></text:span><text:span text:style-name="Varsayılan_20_Paragraf_20_Yazı_20_Tipi"><text:span text:style-name="T2"> </text:span></text:span><text:span text:style-name="Varsayılan_20_Paragraf_20_Yazı_20_Tipi"><text:span text:style-name="T9">kira başlangıç tarihinde</text:span></text:span><text:span text:style-name="Varsayılan_20_Paragraf_20_Yazı_20_Tipi"><text:span text:style-name="T2"> peşin olarak, uzayan </text:span></text:span><text:span text:style-name="Varsayılan_20_Paragraf_20_Yazı_20_Tipi"><text:span text:style-name="T4">her </text:span></text:span><text:span text:style-name="Varsayılan_20_Paragraf_20_Yazı_20_Tipi"><text:span text:style-name="T2">dönemde ise </text:span></text:span><text:span text:style-name="Varsayılan_20_Paragraf_20_Yazı_20_Tipi"><text:span text:style-name="T13">artış uygulanarak</text:span></text:span><text:span text:style-name="Varsayılan_20_Paragraf_20_Yazı_20_Tipi"><text:span text:style-name="T2"> </text:span></text:span><text:span text:style-name="Varsayılan_20_Paragraf_20_Yazı_20_Tipi"><text:span text:style-name="T4">dönem</text:span></text:span><text:span text:style-name="Varsayılan_20_Paragraf_20_Yazı_20_Tipi"><text:span text:style-name="T2"> baş</text:span></text:span><text:span text:style-name="Varsayılan_20_Paragraf_20_Yazı_20_Tipi"><text:span text:style-name="T6">l</text:span></text:span><text:span text:style-name="Varsayılan_20_Paragraf_20_Yazı_20_Tipi"><text:span text:style-name="T2">angıç tarihinden 15 gün öncesinde</text:span></text:span><text:span text:style-name="Varsayılan_20_Paragraf_20_Yazı_20_Tipi"><text:span text:style-name="T5"> kiraya verenin</text:span></text:span><text:span text:style-name="Varsayılan_20_Paragraf_20_Yazı_20_Tipi"><text:span text:style-name="T2"> banka hesabına yatırıla</text:span></text:span><text:span text:style-name="Varsayılan_20_Paragraf_20_Yazı_20_Tipi"><text:span text:style-name="T5">ca</text:span></text:span><text:span text:style-name="Varsayılan_20_Paragraf_20_Yazı_20_Tipi"><text:span text:style-name="T6">ktır.</text:span></text:span></text:p>
      <text:p text:style-name="P37"><text:span text:style-name="Varsayılan_20_Paragraf_20_Yazı_20_Tipi"><text:span text:style-name="T44">3</text:span></text:span><text:span text:style-name="Varsayılan_20_Paragraf_20_Yazı_20_Tipi"><text:span text:style-name="T45">.</text:span></text:span><text:span text:style-name="Varsayılan_20_Paragraf_20_Yazı_20_Tipi"><text:span text:style-name="T44">1.1</text:span></text:span><text:span text:style-name="Varsayılan_20_Paragraf_20_Yazı_20_Tipi"><text:span text:style-name="T11"> Uzayan dönemlerde zamanında yapılmayan ödemeler, herhangi bir ihtara veya bildirime gerek olmadan, kiraya veren tarafından ihtirazi kayıtla alınmış kabul edilecektir.</text:span></text:span></text:p>
      <text:p text:style-name="P37"><text:span text:style-name="Varsayılan_20_Paragraf_20_Yazı_20_Tipi"><text:span text:style-name="T44">3</text:span></text:span><text:span text:style-name="Varsayılan_20_Paragraf_20_Yazı_20_Tipi"><text:span text:style-name="T45">.</text:span></text:span><text:span text:style-name="Varsayılan_20_Paragraf_20_Yazı_20_Tipi"><text:span text:style-name="T44">1.2</text:span></text:span><text:span text:style-name="Varsayılan_20_Paragraf_20_Yazı_20_Tipi"><text:span text:style-name="T11"> </text:span></text:span><text:span text:style-name="Varsayılan_20_Paragraf_20_Yazı_20_Tipi"><text:span text:style-name="T6">Her türlü ödeme </text:span></text:span><text:span text:style-name="Varsayılan_20_Paragraf_20_Yazı_20_Tipi"><text:span text:style-name="T13">kiraya verenin</text:span></text:span><text:span text:style-name="Varsayılan_20_Paragraf_20_Yazı_20_Tipi"><text:span text:style-name="T6"> banka hesabı üzerinden yapılacaktır. Ödemenin PTT havalesi, isme havale, İcra Dairesine ödeme vb. şekilde yapılması durumunda, ödemenin yapıldığı tarih, kira bedelinin kiraya verenin eline geçtiği tarih olarak kabul edilecek, banka hesabı dışında yapılan her türlü ödemenin, </text:span></text:span><text:span text:style-name="Varsayılan_20_Paragraf_20_Yazı_20_Tipi"><text:span text:style-name="T9">herhangi bir sebeple</text:span></text:span><text:span text:style-name="Varsayılan_20_Paragraf_20_Yazı_20_Tipi"><text:span text:style-name="T6"> gecikmesi kiracının sorumluluğunda olacaktır.</text:span></text:span></text:p>
      <text:p text:style-name="P37"><text:span text:style-name="Varsayılan_20_Paragraf_20_Yazı_20_Tipi"><text:span text:style-name="T44">3</text:span></text:span><text:span text:style-name="Varsayılan_20_Paragraf_20_Yazı_20_Tipi"><text:span text:style-name="T45">.</text:span></text:span><text:span text:style-name="Varsayılan_20_Paragraf_20_Yazı_20_Tipi"><text:span text:style-name="T44">1.3</text:span></text:span><text:span text:style-name="Varsayılan_20_Paragraf_20_Yazı_20_Tipi"><text:span text:style-name="T11"> İşbu sözleşme ile ö</text:span></text:span><text:span text:style-name="Varsayılan_20_Paragraf_20_Yazı_20_Tipi"><text:span text:style-name="T9">deme </text:span></text:span><text:span text:style-name="Varsayılan_20_Paragraf_20_Yazı_20_Tipi"><text:span text:style-name="T11">tarihi</text:span></text:span><text:span text:style-name="Varsayılan_20_Paragraf_20_Yazı_20_Tipi"><text:span text:style-name="T9"> belirl</text:span></text:span><text:span text:style-name="Varsayılan_20_Paragraf_20_Yazı_20_Tipi"><text:span text:style-name="T11">enen</text:span></text:span><text:span text:style-name="Varsayılan_20_Paragraf_20_Yazı_20_Tipi"><text:span text:style-name="T9"> ödemelerdeki g</text:span></text:span><text:span text:style-name="Varsayılan_20_Paragraf_20_Yazı_20_Tipi"><text:span text:style-name="T7">ecikme,</text:span></text:span><text:span text:style-name="Varsayılan_20_Paragraf_20_Yazı_20_Tipi"><text:span text:style-name="T9"> ihtara gerek olmadan</text:span></text:span><text:span text:style-name="Varsayılan_20_Paragraf_20_Yazı_20_Tipi"><text:span text:style-name="T7"> temerrüde ve temerrüt faizine sebep olacaktır.</text:span></text:span></text:p>
      <text:p text:style-name="P37"><text:span text:style-name="Varsayılan_20_Paragraf_20_Yazı_20_Tipi"><text:span text:style-name="T44">3</text:span></text:span><text:span text:style-name="Varsayılan_20_Paragraf_20_Yazı_20_Tipi"><text:span text:style-name="T45">.</text:span></text:span><text:span text:style-name="Varsayılan_20_Paragraf_20_Yazı_20_Tipi"><text:span text:style-name="T44">1.4</text:span></text:span><text:span text:style-name="Varsayılan_20_Paragraf_20_Yazı_20_Tipi"><text:span text:style-name="T11"> </text:span></text:span><text:span text:style-name="Varsayılan_20_Paragraf_20_Yazı_20_Tipi"><text:span text:style-name="T9">Varsa ay</text:span></text:span><text:span text:style-name="Varsayılan_20_Paragraf_20_Yazı_20_Tipi"><text:span text:style-name="T14">lık yapılacak ödemeleri, kiracı her ayın </text:span></text:span><text:span text:style-name="Varsayılan_20_Paragraf_20_Yazı_20_Tipi"><text:span text:style-name="T16">en geç</text:span></text:span><text:span text:style-name="Varsayılan_20_Paragraf_20_Yazı_20_Tipi"><text:span text:style-name="T14"> 6. günü peşin ödemekle yükümlüdür. </text:span></text:span><text:span text:style-name="Varsayılan_20_Paragraf_20_Yazı_20_Tipi"><text:span text:style-name="T67">313-4</text:span></text:span></text:p>
      <text:p text:style-name="P1"><text:span text:style-name="Varsayılan_20_Paragraf_20_Yazı_20_Tipi"><text:span text:style-name="T36">3.2. Temerrüt:</text:span></text:span><text:span text:style-name="Varsayılan_20_Paragraf_20_Yazı_20_Tipi"><text:span text:style-name="T14"> </text:span></text:span><text:span text:style-name="Varsayılan_20_Paragraf_20_Yazı_20_Tipi"><text:span text:style-name="T22">İşbu sözleşme </text:span></text:span><text:span text:style-name="Varsayılan_20_Paragraf_20_Yazı_20_Tipi"><text:span text:style-name="T23">ile</text:span></text:span><text:span text:style-name="Varsayılan_20_Paragraf_20_Yazı_20_Tipi"><text:span text:style-name="T22"> </text:span></text:span><text:span text:style-name="Varsayılan_20_Paragraf_20_Yazı_20_Tipi"><text:span text:style-name="T23">belirlenen</text:span></text:span><text:span text:style-name="Varsayılan_20_Paragraf_20_Yazı_20_Tipi"><text:span text:style-name="T14"> ödeme</text:span></text:span><text:span text:style-name="Varsayılan_20_Paragraf_20_Yazı_20_Tipi"><text:span text:style-name="T23">ler kira başlangıç tarihind</text:span></text:span><text:span text:style-name="Varsayılan_20_Paragraf_20_Yazı_20_Tipi"><text:span text:style-name="T22">e</text:span></text:span><text:span text:style-name="Varsayılan_20_Paragraf_20_Yazı_20_Tipi"><text:span text:style-name="T14">, </text:span></text:span><text:span text:style-name="Varsayılan_20_Paragraf_20_Yazı_20_Tipi"><text:span text:style-name="T22">u</text:span></text:span><text:span text:style-name="Varsayılan_20_Paragraf_20_Yazı_20_Tipi"><text:span text:style-name="T16">zayan dönemler </text:span></text:span><text:span text:style-name="Varsayılan_20_Paragraf_20_Yazı_20_Tipi"><text:span text:style-name="T24">için yapılacak</text:span></text:span><text:span text:style-name="Varsayılan_20_Paragraf_20_Yazı_20_Tipi"><text:span text:style-name="T23"> ödemeler </text:span></text:span><text:span text:style-name="Varsayılan_20_Paragraf_20_Yazı_20_Tipi"><text:span text:style-name="T24">ise</text:span></text:span><text:span text:style-name="Varsayılan_20_Paragraf_20_Yazı_20_Tipi"><text:span text:style-name="T23"> </text:span></text:span><text:span text:style-name="Varsayılan_20_Paragraf_20_Yazı_20_Tipi"><text:span text:style-name="T19">dönem</text:span></text:span><text:span text:style-name="Varsayılan_20_Paragraf_20_Yazı_20_Tipi"><text:span text:style-name="T16"> başlangıç tarihinden 15 gün öncesi</text:span></text:span><text:span text:style-name="Varsayılan_20_Paragraf_20_Yazı_20_Tipi"><text:span text:style-name="T22">nde öde</text:span></text:span><text:span text:style-name="Varsayılan_20_Paragraf_20_Yazı_20_Tipi"><text:span text:style-name="T23">n</text:span></text:span><text:span text:style-name="Varsayılan_20_Paragraf_20_Yazı_20_Tipi"><text:span text:style-name="T22">me</text:span></text:span><text:span text:style-name="Varsayılan_20_Paragraf_20_Yazı_20_Tipi"><text:span text:style-name="T23">z</text:span></text:span><text:span text:style-name="Varsayılan_20_Paragraf_20_Yazı_20_Tipi"><text:span text:style-name="T22">se temerrüt </text:span></text:span><text:span text:style-name="Varsayılan_20_Paragraf_20_Yazı_20_Tipi"><text:span text:style-name="T23">oluşur.</text:span></text:span><text:span text:style-name="Varsayılan_20_Paragraf_20_Yazı_20_Tipi"><text:span text:style-name="T16"> </text:span></text:span><text:span text:style-name="Varsayılan_20_Paragraf_20_Yazı_20_Tipi"><text:span text:style-name="T14"><text:s/>Ödeme </text:span></text:span><text:span text:style-name="Varsayılan_20_Paragraf_20_Yazı_20_Tipi"><text:span text:style-name="T24">için</text:span></text:span><text:span text:style-name="Varsayılan_20_Paragraf_20_Yazı_20_Tipi"><text:span text:style-name="T14"> çek veya senet </text:span></text:span><text:span text:style-name="Varsayılan_20_Paragraf_20_Yazı_20_Tipi"><text:span text:style-name="T24">keşide e</text:span></text:span><text:span text:style-name="Varsayılan_20_Paragraf_20_Yazı_20_Tipi"><text:span text:style-name="T14">dilmiş ise,</text:span></text:span><text:span text:style-name="Varsayılan_20_Paragraf_20_Yazı_20_Tipi"><text:span text:style-name="T36"> </text:span></text:span><text:span text:style-name="Varsayılan_20_Paragraf_20_Yazı_20_Tipi"><text:span text:style-name="T14">bu tip belgeler ihtar yerine sayılacak, ödeme </text:span></text:span><text:span text:style-name="Varsayılan_20_Paragraf_20_Yazı_20_Tipi"><text:span text:style-name="T23">vadesinde</text:span></text:span><text:span text:style-name="Varsayılan_20_Paragraf_20_Yazı_20_Tipi"><text:span text:style-name="T14"> yapılmamışsa, temerrü</text:span></text:span><text:span text:style-name="Varsayılan_20_Paragraf_20_Yazı_20_Tipi"><text:span text:style-name="T24">t başlangıç tarihi keşide tarihi olarak uygulanacaktır.</text:span></text:span><text:span text:style-name="Varsayılan_20_Paragraf_20_Yazı_20_Tipi"><text:span text:style-name="T14"> </text:span></text:span><text:span text:style-name="Varsayılan_20_Paragraf_20_Yazı_20_Tipi"><text:span text:style-name="T67">315</text:span></text:span></text:p>
      <text:p text:style-name="P5"><text:span text:style-name="Varsayılan_20_Paragraf_20_Yazı_20_Tipi"><text:span text:style-name="T36">3.3. </text:span></text:span><text:span text:style-name="Varsayılan_20_Paragraf_20_Yazı_20_Tipi"><text:span text:style-name="T38">Temerrüt Faizi:</text:span></text:span><text:span text:style-name="Varsayılan_20_Paragraf_20_Yazı_20_Tipi"><text:span text:style-name="T59"> </text:span></text:span><text:span text:style-name="Varsayılan_20_Paragraf_20_Yazı_20_Tipi"><text:span text:style-name="T60">Sözleşme ve eklerine bağlı olarak, tahliye döneminde veya sonrasında, sözleşme sona erse ve herhangi bir sebeple fesih edilse dahi, yapılacak ö</text:span></text:span><text:span text:style-name="Varsayılan_20_Paragraf_20_Yazı_20_Tipi"><text:span text:style-name="T59">demelerde oluşan gecikmelerde; TUİK tarafından </text:span></text:span><text:span text:style-name="Varsayılan_20_Paragraf_20_Yazı_20_Tipi"><text:span text:style-name="T60">temerrüt tarihinden önceki on iki aylık dönem </text:span></text:span><text:span text:style-name="Varsayılan_20_Paragraf_20_Yazı_20_Tipi"><text:span text:style-name="T59">içinde açıklanan, “</text:span></text:span><text:span text:style-name="Varsayılan_20_Paragraf_20_Yazı_20_Tipi"><text:span text:style-name="T60">bir önceki aya göre değişim oranı” </text:span></text:span><text:span text:style-name="Varsayılan_20_Paragraf_20_Yazı_20_Tipi"><text:span text:style-name="T59">en yüksek olan aya ait </text:span></text:span><text:span text:style-name="Varsayılan_20_Paragraf_20_Yazı_20_Tipi"><text:span text:style-name="T60">TÜFE değişim oranı, </text:span></text:span><text:span text:style-name="Varsayılan_20_Paragraf_20_Yazı_20_Tipi"><text:span text:style-name="T59">aylık temerrüt faizi olarak</text:span></text:span><text:span text:style-name="Varsayılan_20_Paragraf_20_Yazı_20_Tipi"><text:span text:style-name="T60"> uygulanacaktır.</text:span></text:span><text:span text:style-name="Varsayılan_20_Paragraf_20_Yazı_20_Tipi"><text:span text:style-name="T59"> <text:s/></text:span></text:span></text:p>
      <text:p text:style-name="P1"><text:span text:style-name="Varsayılan_20_Paragraf_20_Yazı_20_Tipi"><text:span text:style-name="T36">3.3. Giderler-Yan Giderler-İndirim-Tazminat:</text:span></text:span><text:span text:style-name="Varsayılan_20_Paragraf_20_Yazı_20_Tipi"><text:span text:style-name="T14"> Elektrik, su vb. giderler kiracıya aittir. </text:span></text:span><text:span text:style-name="Varsayılan_20_Paragraf_20_Yazı_20_Tipi"><text:span text:style-name="T2">Kiracı, yan giderlere katlanmakla ve</text:span></text:span><text:span text:style-name="Varsayılan_20_Paragraf_20_Yazı_20_Tipi"><text:span text:style-name="T14"> her ayın 6. günü ödemekle yükümlüdür. </text:span></text:span><text:span text:style-name="Strong_20_Emphasis"><text:span text:style-name="T47">Kiracı, kira süresi boyunca ve sonrasında, sözleşmede belirlenen kira bedelinde, mücbir sebepler dahil, herhangi bir sebeple indirim yapılmasını veya tazminat isteyemez.</text:span></text:span><text:span text:style-name="Varsayılan_20_Paragraf_20_Yazı_20_Tipi"><text:span text:style-name="T40"> </text:span></text:span><text:span text:style-name="Varsayılan_20_Paragraf_20_Yazı_20_Tipi"><text:span text:style-name="T67">303-314</text:span></text:span></text:p>
      <text:p text:style-name="P1"><text:span text:style-name="Strong_20_Emphasis"><text:span text:style-name="T2">3.4 Vergiler: </text:span></text:span><text:span text:style-name="Varsayılan_20_Paragraf_20_Yazı_20_Tipi"><text:span text:style-name="T2">Kiralanan ile ilgili </text:span></text:span><text:span text:style-name="Varsayılan_20_Paragraf_20_Yazı_20_Tipi"><text:span text:style-name="T7">varsa;</text:span></text:span><text:span text:style-name="Varsayılan_20_Paragraf_20_Yazı_20_Tipi"><text:span text:style-name="T2"> zorunlu sigorta, </text:span></text:span><text:span text:style-name="Varsayılan_20_Paragraf_20_Yazı_20_Tipi"><text:span text:style-name="T7">kira</text:span></text:span><text:span text:style-name="Varsayılan_20_Paragraf_20_Yazı_20_Tipi"><text:span text:style-name="T2"> stopaj </text:span></text:span><text:span text:style-name="Varsayılan_20_Paragraf_20_Yazı_20_Tipi"><text:span text:style-name="T7">vergisi</text:span></text:span><text:span text:style-name="Varsayılan_20_Paragraf_20_Yazı_20_Tipi"><text:span text:style-name="T2">, </text:span></text:span><text:span text:style-name="Varsayılan_20_Paragraf_20_Yazı_20_Tipi"><text:span text:style-name="T7">çtv, her türlü </text:span></text:span><text:span text:style-name="Varsayılan_20_Paragraf_20_Yazı_20_Tipi"><text:span text:style-name="T2">vergi, yan giderler ve benzeri yükümlülüklere kiracı katlanır. </text:span></text:span><text:span text:style-name="Varsayılan_20_Paragraf_20_Yazı_20_Tipi"><text:span text:style-name="T14">Kiracı, kanuni süresinde vergi, harç vb. </text:span></text:span><text:soft-page-break/><text:span text:style-name="Varsayılan_20_Paragraf_20_Yazı_20_Tipi"><text:span text:style-name="T14">mükellefiyetlerini yerine getirmediği takdirde kiraya veren adına tahakkuk edebilecek olan ceza, faiz, tazminat ve gecikme zamlarından, mecuru tahliye ettikten sonra dahi sorumlu olacağını kabul eder. </text:span></text:span><text:span text:style-name="Varsayılan_20_Paragraf_20_Yazı_20_Tipi"><text:span text:style-name="T2">Sadece</text:span></text:span><text:span text:style-name="Varsayılan_20_Paragraf_20_Yazı_20_Tipi"><text:span text:style-name="T14"> kiralanana ait kültür, arsa ve bina vergileri kiraya veren tarafından ödenir. </text:span></text:span><text:span text:style-name="Varsayılan_20_Paragraf_20_Yazı_20_Tipi"><text:span text:style-name="T67">302</text:span></text:span></text:p>
      <text:p text:style-name="P1"><text:span text:style-name="Strong_20_Emphasis"><text:span text:style-name="T2">3.5</text:span></text:span><text:span text:style-name="Strong_20_Emphasis"><text:span text:style-name="T47"> Kiracı hiçbir koşulda kiraya verenden tazminat talep edemez. </text:span></text:span><text:span text:style-name="Strong_20_Emphasis"><text:span text:style-name="T68">331</text:span></text:span></text:p>
      <text:p text:style-name="P27"><text:span text:style-name="Strong_20_Emphasis"><text:span text:style-name="T2">3.6 </text:span></text:span><text:span text:style-name="Strong_20_Emphasis"><text:span text:style-name="T47">Kiracı, sözleşmenin sona ermesi halinde, s</text:span></text:span><text:span text:style-name="Varsayılan_20_Paragraf_20_Yazı_20_Tipi"><text:span text:style-name="T2">özleşmeye aykırı kullanmadan doğacak zararları giderecektir. </text:span></text:span><text:span text:style-name="Varsayılan_20_Paragraf_20_Yazı_20_Tipi"><text:span text:style-name="T66">334</text:span></text:span></text:p>
      <text:p text:style-name="P1"><text:span text:style-name="Strong_20_Emphasis"><text:span text:style-name="T2">3.7 Güvence bedeli: </text:span></text:span><text:span text:style-name="Strong_20_Emphasis"><text:span text:style-name="T47">Kiracı üç aylık kira bedeli güvence bedeli verecektir. Kiraya veren tarafından, güvence bedelinin geri ödenmesinde herhangi bir fark ödenmez. Güvence bedelinin ödenmemesi temerrüt sebebidir. </text:span></text:span><text:span text:style-name="Strong_20_Emphasis"><text:span text:style-name="T68">342</text:span></text:span></text:p>
      <text:p text:style-name="P1"><text:span text:style-name="Strong_20_Emphasis"><text:span text:style-name="T2">3.8.</text:span></text:span><text:span text:style-name="Varsayılan_20_Paragraf_20_Yazı_20_Tipi"><text:span text:style-name="T2"> Kiracı aidat, elektrik, su, doğalgaz, çevre temizlik vergisi gibi kullanımdan kaynaklanan sair giderleri ödemeyi kabul ve taahhüt eder. Kiracı varsa, elektrik, su, doğalgaz, telefon aboneliklerini derhal devralmakla yükümlüdür. Sözleşme başlangıç tarihi itibariyle tahakkuk edecek, elektrik, su, doğalgaz, aidat vs. tüm giderlerden kiracı sorumlu olacaktır.</text:span></text:span></text:p>
      <text:p text:style-name="P1"><text:span text:style-name="Strong_20_Emphasis"><text:span text:style-name="T2">3.9.</text:span></text:span><text:span text:style-name="Varsayılan_20_Paragraf_20_Yazı_20_Tipi"><text:span text:style-name="T2"> Kiracı, kiralanan yerin kira süresince kullanımı ve kira süresinin bitiminde boşaltılması sırasında üçüncü şahıslara vereceği zararlar da dahil olmak üzere her türlü zarar ve ziyandan münhasıran sorumludur. Tahliye anında doğmuş ve/veya doğacak herhangi bir zarar ve ziyan kiracının onay ya da izni aranmaksızın kiraya veren tarafından karşılanarak varsa güvence bedelinden mahsup edilebilir. Ancak verilen depozitonun zarar, ziyanı karşılamaması durumunda, kiracı depozitoyu aşan zarar ve ziyanı ayrıca tazmin etmeyi ve “ceza” ödemeyi peşinen kabul, beyan ve taahhüt eder.</text:span></text:span></text:p>
      <text:p text:style-name="P1"><text:span text:style-name="Strong_20_Emphasis"><text:span text:style-name="T14">3.10.</text:span></text:span><text:span text:style-name="Varsayılan_20_Paragraf_20_Yazı_20_Tipi"><text:span text:style-name="T14"> Kiracı mecurun yönetim planına, güvenlik tedbirlerine, işletme projesine istisnasız uyacak ve bu hususlardan doğacak yükümlülüklerini yerine getirecek ve kiraya vereni, </text:span></text:span><text:span text:style-name="Varsayılan_20_Paragraf_20_Yazı_20_Tipi"><text:span text:style-name="T2">kiralanan ile ilgili gelişmelerden zamanında haberdar edecektir. Aksi halde gelecek zararlardan kendisi sorumlu olacaktır. Kiracı kiralanan bağımsız bölümün bulunduğu yapıdaki ortak alanlara kiraya verenin yazılı onayı olmaksızın müdahalede bulunamaz, kullanamaz.</text:span></text:span></text:p>
      <text:p text:style-name="P1"><text:span text:style-name="Strong_20_Emphasis"><text:span text:style-name="T2">3.11. Artış:</text:span></text:span><text:span text:style-name="Strong_20_Emphasis"><text:span text:style-name="T47"> Uzayan dönemlerde kira bedeli, </text:span></text:span><text:span text:style-name="Strong_20_Emphasis"><text:span text:style-name="T57">TÜFE ‘nin</text:span></text:span><text:span text:style-name="Strong_20_Emphasis"><text:span text:style-name="T47"> </text:span></text:span><text:span text:style-name="Strong_20_Emphasis"><text:span text:style-name="T56">on iki aylık ortalama</text:span></text:span><text:span text:style-name="Strong_20_Emphasis"><text:span text:style-name="T57">lara göre değişim</text:span></text:span><text:span text:style-name="Strong_20_Emphasis"><text:span text:style-name="T56"> </text:span></text:span><text:span text:style-name="Strong_20_Emphasis"><text:span text:style-name="T53"><text:s/></text:span></text:span><text:span text:style-name="Strong_20_Emphasis"><text:span text:style-name="T47">oranında</text:span></text:span><text:span text:style-name="Strong_20_Emphasis"><text:span text:style-name="T53">n az olmamak koşulu ile</text:span></text:span><text:span text:style-name="Strong_20_Emphasis"><text:span text:style-name="T47"> artırılır. Kira bedeli ödenmezse temerrüt oluşur, ödenmeyen miktara </text:span></text:span><text:span text:style-name="Strong_20_Emphasis"><text:span text:style-name="T53">işbu sözleşmeyle belirlenen temerrüt faizi</text:span></text:span><text:span text:style-name="Strong_20_Emphasis"><text:span text:style-name="T47"> oranında fark eklenerek ödenecektir. Her beş yıllık süre sonunda TÜFE oranına bakılmaksızın TÜFE oranının üzerinde kira artışı yapılacaktır. </text:span></text:span><text:span text:style-name="Strong_20_Emphasis"><text:span text:style-name="T68">344</text:span></text:span></text:p>
      <text:p text:style-name="P1"/>
      <text:p text:style-name="P27"><text:span text:style-name="Strong_20_Emphasis"><text:span text:style-name="T2">MADDE 4 - DİĞER</text:span></text:span></text:p>
      <text:p text:style-name="P1"><text:span text:style-name="Strong_20_Emphasis"><text:span text:style-name="T2">4.1. Mücbir Sebep: </text:span></text:span><text:span text:style-name="Varsayılan_20_Paragraf_20_Yazı_20_Tipi"><text:span text:style-name="T2">Doğal afet veya ülkenin dahil olduğu savaşın mücbir sebep kabul edilebilmesi ancak Bayındırlık ve İskan Bakanlığı tarafından bu hususun mücbir sebep olarak ilan edilmesi halinde mümkündür. Taşınmazda meydana gelebilecek yangın, su basması, tahribat vb. hallerden doğan zarar ve ziyan kiracı tarafından tazmin edilecektir.</text:span></text:span></text:p>
      <text:p text:style-name="P1"><text:span text:style-name="Varsayılan_20_Paragraf_20_Yazı_20_Tipi"><text:span text:style-name="T40">4.2. Şahit:</text:span></text:span><text:span text:style-name="Varsayılan_20_Paragraf_20_Yazı_20_Tipi"><text:span text:style-name="T2"> Şahit, sözleşmeyi imzalayan kişinin sözleşmede adı geçen kişi olduğuna ve işbu sözleşmeyi yanında imzaladığına şahitlik ettiğini kabul ve beyan etmiştir. Kiracı tüzel bir kişilik ise firma imza yetkilisi şahsen şahittir ve bu sözleşmeye attığı imza ile, sözleşme şartlarına uyulmaması ve/veya bu sözleşmeyle bağlantılı tahliye taahhütnamesi vb. belgeler ile ortaya çıkabilecek her türlü maddi ve manevi zararların karşılanması hususunda, tüzel kişilik olan kiracı ile müteselsilen sorumludur. Şahit işbu sözleşme maddelerine kiracı ile birlikte müteselsil kefil olduğunu kabul ve beyan etmiştir.</text:span></text:span></text:p>
      <text:p text:style-name="P12"><text:span text:style-name="T71">4.3 </text:span>Kiralanan yer 300 m2 açık alandır. Sözleşme dahilinde kapalı alan yoktur. Kiracı tarafından kullanılan ve yandaki binaya ait kapalı alan işbu sözleşme kapsamında değildir. </text:p>
      <text:p text:style-name="P12"><text:span text:style-name="Strong_20_Emphasis"><text:span text:style-name="T71">4.4 </text:span></text:span><text:span text:style-name="Strong_20_Emphasis"><text:span text:style-name="T70">Kiracı </text:span></text:span><text:span text:style-name="Strong_20_Emphasis"><text:span text:style-name="T72">paletli iş makinesi ile çalışacağı için, mecurun taban betonu, komşu çatı ve yan duvarları, alt yapı vb. oluşabilecek hasarların zararını ödemeyi kabul ve taahhüt etmiştir.</text:span></text:span><text:span text:style-name="Strong_20_Emphasis"><text:span text:style-name="T70"> Kiracı hasar onarımlarını kendi yapamaz, 3. kişilere yaptıramaz. Verilen hasarın onarım bedeli kiracı tarafından ödenecek, hasar oluşan yerler yeni malzeme kullanılarak onarılacaktır. Kiralananda iş makinesi ile çalışılmasına bu şartlar dahilinde, kiraya veren tarafından izin verilmiştir. </text:span></text:span></text:p>
      <text:p text:style-name="P11"/>
      <text:p text:style-name="P11"/>
      <text:p text:style-name="P3"><text:soft-page-break/><text:span text:style-name="Varsayılan_20_Paragraf_20_Yazı_20_Tipi"><text:span text:style-name="T14">İşbu akitteki bilgilerin doğruluğunu ve sözleşmenin tüm şartlarına uyacağımı, </text:span></text:span><text:span text:style-name="Varsayılan_20_Paragraf_20_Yazı_20_Tipi"><text:span text:style-name="T2">uyuşmazlıkların çözümü için Tokat Adliyesi Mahkeme ve İcra dairelerinin salahiyetini</text:span></text:span><text:span text:style-name="Varsayılan_20_Paragraf_20_Yazı_20_Tipi"><text:span text:style-name="T14"> peşinen kabul ettiğimi, işbu sözleşmeyi okuduktan sonra hür irademle imzaladığımı, beyan, kabul ve taahhüt ederim.</text:span></text:span></text:p>
      <text:p text:style-name="P17"/>
      <text:p text:style-name="P7"><text:span text:style-name="Varsayılan_20_Paragraf_20_Yazı_20_Tipi"><text:span text:style-name="T2">EK SÖZLEŞME</text:span></text:span><text:span text:style-name="Strong_20_Emphasis"><text:span text:style-name="T2"> – </text:span></text:span><text:span text:style-name="Varsayılan_20_Paragraf_20_Yazı_20_Tipi"><text:span text:style-name="T2">TAAHHÜTNAME</text:span></text:span></text:p>
      <text:p text:style-name="P18"/>
      <text:p text:style-name="P1"><text:span text:style-name="Varsayılan_20_Paragraf_20_Yazı_20_Tipi"><text:span text:style-name="T14"><text:tab/></text:span></text:span><text:span text:style-name="Varsayılan_20_Paragraf_20_Yazı_20_Tipi"><text:span text:style-name="T20">İşbu taahhütname ile h</text:span></text:span><text:span text:style-name="Varsayılan_20_Paragraf_20_Yazı_20_Tipi"><text:span text:style-name="T14">alen tahtı icarımda bulunan mecuru; belirlediğimiz tarihte, aramızda imzaladığımız kira sözleşmesinin şartlarına bağlı kalarak, hiçbir kanuni merasime, ihtar ve protesto keşidesine, cevap itasına, tebliğ ve tebellüğe, hiçbir hüküm istihsaline ve mahkemeden ilam almaya hacet kalmaksızın kayıtsız ve şartsız olarak boşaltmayı, tahliye etmeyi kesin olarak, hür irademle beyan, kabul ve taahhüt ediyorum.</text:span></text:span></text:p>
      <text:p text:style-name="P18"/>
      <text:p text:style-name="P1"><text:span text:style-name="Varsayılan_20_Paragraf_20_Yazı_20_Tipi"><text:span text:style-name="T14"><text:tab/>Gününde tahliye edemediğim veya etmediğim takdirde, geçen her gün için, yıllık kira bedelinin yüzde biri oranında (%1) günlük ceza bedeli ödemeyi, kiraya veren veya yetkili kanuni vekili tarafından aleyhime yapılacak, her türlü icra takibat </text:span></text:span><text:span text:style-name="Varsayılan_20_Paragraf_20_Yazı_20_Tipi"><text:span text:style-name="T21">ve</text:span></text:span><text:span text:style-name="Varsayılan_20_Paragraf_20_Yazı_20_Tipi"><text:span text:style-name="T14"> mahkeme masrafları, avukatlık ücretleri, </text:span></text:span><text:span text:style-name="Varsayılan_20_Paragraf_20_Yazı_20_Tipi"><text:span text:style-name="T21">noter giderleri</text:span></text:span><text:span text:style-name="Varsayılan_20_Paragraf_20_Yazı_20_Tipi"><text:span text:style-name="T14"> ve benzeri tüm ücretlerinde tamamen şahsım tarafından karşılanacağını şimdiden kabul, beyan ve taahhüt ediyorum. İşbu taahhütnameyi imzaladığım tarih itibarı ile kiraya verenden kira bedeli dahil hiçbir alacağım kalmamıştır. İşbu taahhütnameyi hür irademle okudum ve imzalıyorum.</text:span></text:span></text:p>
      <text:p text:style-name="P18"/>
      <text:p text:style-name="P26"><text:span text:style-name="Varsayılan_20_Paragraf_20_Yazı_20_Tipi"><text:span text:style-name="T26">Taahhüdün imzalandığı tarih <text:s/><text:tab/>:</text:span></text:span></text:p>
      <text:p text:style-name="P13"/>
      <text:p text:style-name="P20">MECURUN</text:p>
      <text:p text:style-name="P13">Taahhüt edilen tahliye tarihi<text:tab/>:</text:p>
      <text:p text:style-name="P18"/>
      <text:p text:style-name="P18"/>
      <text:p text:style-name="P13">İlk kira başlangıç tarihi<text:tab/><text:tab/>:<text:tab/></text:p>
      <text:p text:style-name="P13"/>
      <text:p text:style-name="P13"/>
      <text:p text:style-name="P13">İlk kira bedeli<text:tab/><text:tab/><text:tab/>:</text:p>
      <text:p text:style-name="P13"/>
      <text:p text:style-name="P13"/>
      <text:p text:style-name="P13">Adresi<text:tab/><text:tab/><text:tab/><text:tab/>:</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7"/>
      <text:p text:style-name="P17"/>
      <text:p text:style-name="P17"/>
      <text:p text:style-name="P17"/>
      <text:p text:style-name="P17"/>
      <text:p text:style-name="P7"><text:span text:style-name="Varsayılan_20_Paragraf_20_Yazı_20_Tipi"><text:span text:style-name="T62">ABONE GEREKTİREN DURUMLAR</text:span></text:span><text:span text:style-name="Varsayılan_20_Paragraf_20_Yazı_20_Tipi"><text:span text:style-name="T63"> VE DİĞER ŞARTLAR İÇİN EK SÖZLEŞME</text:span></text:span></text:p>
      <text:p text:style-name="P18"/>
      <text:p text:style-name="P14">Kiralanan Tek bir parselde birden fazla kiracı barındıran bir yapıdadır. Tek tapu olması nedeniyle her kiracı için ayrı bir abone kanunen mümkün değildir. Bu nedenle elektrik ve su ortak kullanım şartları ile kullanılabilecektir.</text:p>
      <text:list xml:id="list872855285" text:style-name="L1">
        <text:list-item>
          <text:p text:style-name="P30">ELEKTRİK<text:tab/><text:tab/><text:tab/><text:tab/><text:tab/><text:tab/><text:tab/><text:tab/><text:tab/><text:tab/><text:tab/><text:tab/></text:p>
        </text:list-item>
      </text:list>
      <text:p text:style-name="P25"><text:span text:style-name="Varsayılan_20_Paragraf_20_Yazı_20_Tipi"><text:span text:style-name="T25">Mecurda tek bir elektrik abonesi bulunmaktadır. Elektrik ödemeleri süzme sayaç yazarları hesaplanarak kiraya veren tarafından tahsil edilerek işletmeye ödenecektir. Ödemeler her ayın 6. Günü yapılacaktır. Kiraya veren elektrik bedellerinin belirlenmesinde fatura miktarını ve süzme sayaç yazarlarını dikkate alarak tahsilat yapacaktır. Kiralananda bulunan ana pano ve elektrik tesisatı, aşağıdaki şartlar dahilinde kiracı tarafından ücretsiz olarak kullanılacaktır.</text:span></text:span></text:p>
      <text:list xml:id="list1761134455" text:style-name="L2">
        <text:list-item>
          <text:p text:style-name="P34"><text:span text:style-name="Varsayılan_20_Paragraf_20_Yazı_20_Tipi"><text:span text:style-name="T25">Kiracı, kiraya verene ait abone ve pano üzerinden elektrik kullanımı sağlayacaktır.</text:span></text:span></text:p>
        </text:list-item>
        <text:list-item>
          <text:p text:style-name="P34"><text:span text:style-name="Varsayılan_20_Paragraf_20_Yazı_20_Tipi"><text:span text:style-name="T25">Kiracının aylık elektrik tüketimi bir süzme sayaç ile kayıt altına alınacaktır.</text:span></text:span></text:p>
        </text:list-item>
        <text:list-item>
          <text:p text:style-name="P34"><text:span text:style-name="Varsayılan_20_Paragraf_20_Yazı_20_Tipi"><text:span text:style-name="T25">Ana panodan kiracıya 100 amperlik sigorta ile enerji verilmektedir.</text:span></text:span></text:p>
        </text:list-item>
        <text:list-item>
          <text:p text:style-name="P31">Kiracı kendine ait elektrik sayacından sonra, 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31">Kiracının ekipmanlarında ana panoda kendisine tahsis edilen sigorta ve sayaç da dahil olmak üzere oluşabilecek elektrik tesisatı kaynaklı arızaların sorumluluğu tamamen kiracıya aittir.</text:p>
        </text:list-item>
        <text:list-item>
          <text:p text:style-name="P31">Kiracı ana panoda kendisine ait sigortadan sonraki tesisat ve ekipmanlarda oluşabilecek arızalardan münferiden sorumludur.</text:p>
        </text:list-item>
        <text:list-item>
          <text:p text:style-name="P31">Ana panoda oluşabilecek arızalardan, panodan enerji sağlayan tüm kiracılar müştereken sorumludur.</text:p>
        </text:list-item>
        <text:list-item>
          <text:p text:style-name="P31">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31">Teminat bedeli, kira bitiminde borcu olmaması durumunda kiracıya, ödediği miktar kadar iade edilecektir. Teminat iadesinde fiyat farkı, faiz vb. uygulanmaz.</text:p>
        </text:list-item>
      </text:list>
      <text:list xml:id="list220655616397454" text:style-name="L1">
        <text:list-item text:start-value="1">
          <text:p text:style-name="P30">SU<text:tab/><text:tab/><text:tab/><text:tab/><text:tab/><text:tab/><text:tab/><text:tab/><text:tab/><text:tab/><text:tab/><text:tab/><text:tab/></text:p>
          <text:list>
            <text:list-item>
              <text:p text:style-name="P32">Kiralananda ön ödemeli su sayacı kullanıldığından her kiracı payına düşen aylık su kullanım ücretini kiraya verene peşin ödemekle yükümlüdür.</text:p>
            </text:list-item>
            <text:list-item>
              <text:p text:style-name="P32">Her ay mecurda düzenli bulunan her kişi için en az bir ton su bedeli kiraya verene ödenecektir. Toplanan paranın yetmemesi durumunda ek su parası toplanabilir.</text:p>
            </text:list-item>
            <text:list-item>
              <text:p text:style-name="P32">Su tesisatında oluşabilecek arızaların <text:span text:style-name="T73">onarımından doğan</text:span> masraflardan; ana hatta tüm kiracılar müştereken, kendi bölgesi içerisinde oluşan arızalardan ise her kiracı münferiden sorumludur. <text:s/></text:p>
            </text:list-item>
          </text:list>
        </text:list-item>
        <text:list-item>
          <text:p text:style-name="P33">Aylık kullanılan elektrik ve su bedeli her ayın en geç 6. günü kiraya verene ödenecektir. <text:span text:style-name="T73">Ödeme tarihi taraflarca belirlenen ödemenin zamanında ödenmemesi, </text:span>herhangi bir ihtara gerek kalmadan kiracının temerrüt sebebi sayılacaktır.</text:p>
        </text:list-item>
        <text:list-item>
          <text:p text:style-name="P32">Mecurda trapez sac çatı vardır. Hava durumuna bağlı olarak sac çatı, doğası gereği dönem dönem terleme ve damlama yapmaktadır. Kiracı bu gibi durumun, yapacağı işe engel teşkil etmediğini, ayıp sayılmayacağını ve zaman içerisinde ihtiyaç duyulursa masrafı kendisine ait olmak üzere tedbir alabileceğini peşinen kabul etmiştir.</text:p>
        </text:list-item>
      </text:list>
      <text:p text:style-name="P16"><text:soft-page-break/></text:p>
      <text:p text:style-name="P15">Diğer Şartlar:</text:p>
      <text:p text:style-name="P16"/>
      <text:p text:style-name="P15"/>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family-generic="system" style:font-pitch="variable"/>
    <style:font-face style:name="Bitstream Vera Sans" svg:font-family="'Bitstream Vera Sans'" style:font-family-generic="swiss" style:font-pitch="variable"/>
    <style:font-face style:name="Chilanka" svg:font-family="Chilank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style:font-face style:name="Ubuntu Condensed" svg:font-family="'Ubuntu Condensed'"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Başlık_20_3" style:display-name="Başlık 3" style:family="paragraph" style:parent-style-name="Heading" style:next-style-name="Text_20_body" style:default-outline-level="3">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Başlık_20_4" style:display-name="Başlık 4" style:family="paragraph" style:parent-style-name="Heading" style:next-style-name="Text_20_body" style:default-outline-level="4">
      <style:paragraph-properties fo:margin-top="0.212cm" fo:margin-bottom="0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Resim_20_Yazısı" style:display-name="Resim Yazısı"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Alt_20_Bilgi" style:display-name="Alt Bilgi" style:family="paragraph" style:parent-style-name="Header_20_and_20_Footer">
      <style:paragraph-properties fo:hyphenation-ladder-count="no-limit"/>
      <style:text-properties fo:hyphenate="false" loext:hyphenation-no-caps="false"/>
    </style:style>
    <style:style style:name="Üst_20_Bilgi" style:display-name="Üst Bilgi"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Varsayılan_20_Paragraf_20_Yazı_20_Tipi" style:display-name="Varsayılan Paragraf Yazı Tipi"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Üst_20_Bilgi_20_Char" style:display-name="Üst Bilgi Char" style:family="text" style:parent-style-name="Varsayılan_20_Paragraf_20_Yazı_20_Tipi">
      <style:text-properties style:font-name-complex="Mangal" style:font-family-complex="Mangal" style:font-family-generic-complex="roman" style:font-pitch-complex="variable" style:font-size-complex="10.5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paragraph-properties fo:margin-top="0cm" fo:margin-bottom="0cm" style:contextual-spacing="false" fo:line-height="100%" fo:text-align="justify" style:justify-single-word="false"/>
    </style:style>
    <style:style style:name="MP2" style:family="paragraph" style:parent-style-name="Text_20_body">
      <style:paragraph-properties fo:margin-left="5.002cm" fo:margin-right="0cm" fo:margin-top="0cm" fo:margin-bottom="0cm" style:contextual-spacing="false" fo:line-height="100%" fo:text-align="justify" style:justify-single-word="false" fo:text-indent="1.251cm" style:auto-text-indent="false">
        <style:tab-stops/>
      </style:paragraph-properties>
    </style:style>
    <style:style style:name="MP3" style:family="paragraph" style:parent-style-name="Text_20_body">
      <style:paragraph-properties fo:margin-top="0cm" fo:margin-bottom="0cm" style:contextual-spacing="false" fo:line-height="100%" fo:text-align="justify" style:justify-single-word="false"/>
      <style:text-properties style:font-name="Bitstream Vera Sans" fo:font-size="11pt" style:text-underline-style="solid" style:text-underline-type="double" style:text-underline-width="auto" style:text-underline-color="font-color" style:text-underline-mode="continuous" style:text-overline-mode="continuous" style:text-line-through-mode="continuous" style:font-size-asian="11pt" style:language-asian="tr" style:country-asian="TR" style:font-name-complex="Tahoma" style:font-size-complex="11pt"/>
    </style:style>
    <style:style style:name="MT1" style:family="text">
      <style:text-properties style:font-name="Chilanka" style:language-asian="tr" style:country-asian="TR" style:font-name-complex="Times New Roman"/>
    </style:style>
    <style:style style:name="MT2" style:family="text">
      <style:text-properties style:font-name="Bitstream Vera Sans" fo:font-size="11pt" style:font-size-asian="11pt" style:font-name-complex="Tahoma" style:font-size-complex="11pt"/>
    </style:style>
    <style:style style:name="MT3" style:family="text">
      <style:text-properties style:font-name="Ubuntu Condensed" fo:font-weight="bold" style:language-asian="tr" style:country-asian="TR" style:font-weight-asian="bold" style:font-name-complex="Times New Roman"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51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2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text:p text:style-name="MP1"/>
        <text:p text:style-name="MP1"/>
        <text:p text:style-name="MP2"><text:span text:style-name="Varsayılan_20_Paragraf_20_Yazı_20_Tipi"><text:span text:style-name="MT1">Ali DEMİREL </text:span></text:span><text:span text:style-name="Strong_20_Emphasis"><text:span text:style-name="MT2">–</text:span></text:span><text:span text:style-name="Varsayılan_20_Paragraf_20_Yazı_20_Tipi"><text:span text:style-name="MT1"> </text:span></text:span><text:span text:style-name="Varsayılan_20_Paragraf_20_Yazı_20_Tipi"><text:span text:style-name="MT3">296 6582 6206<text:tab/><text:tab/>Ferhat Demirel</text:span></text:span></text:p>
        <text:p text:style-name="MP3">Kiraya Veren<text:tab/><text:tab/><text:tab/><text:tab/>Kiracı<text:tab/><text:tab/><text:tab/><text:tab/><text:tab/>Şahit<text:tab/><text:tab/><text:tab/><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m</meta:initial-creator>
    <meta:creation-date>2023-11-23T07:40:00Z</meta:creation-date>
    <dc:date>2023-12-15T23:34:27.619213310</dc:date>
    <meta:print-date>2023-11-02T07:25:00Z</meta:print-date>
    <meta:editing-cycles>12</meta:editing-cycles>
    <meta:editing-duration>PT5H45M28S</meta:editing-duration>
    <meta:document-statistic meta:table-count="0" meta:image-count="0" meta:object-count="0" meta:page-count="7" meta:paragraph-count="96" meta:word-count="2715" meta:character-count="20511" meta:non-whitespace-character-count="17777"/>
    <meta:template xlink:type="simple" xlink:actuate="onRequest" xlink:title="" xlink:href="Normal"/>
  </office:meta>
</office:document-meta>
</file>